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9">
            <text:p>15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8">
            <text:p>19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85">
            <text:p>28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502">
            <text:p>1550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584">
            <text:p>1558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6815">
            <text:p>1681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7">
            <text:p>2021-02-1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2 - 1.28)">
            <text:p>(0.82 - 1.2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2">
            <text:p>0.9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10.125">
            <text:p>-810.1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43831151043664">
            <text:p>-0.044383115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48520024511198">
            <text:p>0.8485200245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5.2681663163921">
            <text:p>-15.2681663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273.25">
            <text:p>-273.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47553904692879">
            <text:p>-0.0247553905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914557278897775">
            <text:p>0.9145572789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7.6518269142347">
            <text:p>-27.6518269142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682">
            <text:p>15682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54.625">
            <text:p>-54.625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348329294732815">
            <text:p>-0.0034832929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87832256010675">
            <text:p>0.987832256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11712">
            <text:p>11712</text:p>
          </table:table-cell>
          <table:table-cell office:value-type="float" office:value="15200">
            <text:p>15200</text:p>
          </table:table-cell>
          <table:table-cell office:value-type="float" office:value="22490">
            <text:p>22490</text:p>
          </table:table-cell>
          <table:table-cell office:value-type="float" office:value="-128.375">
            <text:p>-128.375</text:p>
          </table:table-cell>
          <table:table-cell office:value-type="float" office:value="-137.5">
            <text:p>-137.5</text:p>
          </table:table-cell>
          <table:table-cell office:value-type="float" office:value="-1395.875">
            <text:p>-1395.875</text:p>
          </table:table-cell>
          <table:table-cell office:value-type="float" office:value="-0.0109609801912568">
            <text:p>-0.0109609802</text:p>
          </table:table-cell>
          <table:table-cell office:value-type="float" office:value="-0.00904605263157895">
            <text:p>-0.0090460526</text:p>
          </table:table-cell>
          <table:table-cell office:value-type="float" office:value="-0.0620664739884393">
            <text:p>-0.062066474</text:p>
          </table:table-cell>
          <table:table-cell office:value-type="float" office:value="0.961872049780637">
            <text:p>0.9618720498</text:p>
          </table:table-cell>
          <table:table-cell office:value-type="float" office:value="0.968499204683172">
            <text:p>0.9684992047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1044">
            <text:p>11044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21.25">
            <text:p>21.2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0.00192412169503803">
            <text:p>0.0019241217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1.00674168233146">
            <text:p>1.0067416823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1267">
            <text:p>1267</text:p>
          </table:table-cell>
          <table:table-cell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10630">
            <text:p>10630</text:p>
          </table:table-cell>
          <table:table-cell office:value-type="float" office:value="13900">
            <text:p>13900</text:p>
          </table:table-cell>
          <table:table-cell office:value-type="float" office:value="21001">
            <text:p>21001</text:p>
          </table:table-cell>
          <table:table-cell office:value-type="float" office:value="-429.5">
            <text:p>-429.5</text:p>
          </table:table-cell>
          <table:table-cell office:value-type="float" office:value="-87">
            <text:p>-87</text:p>
          </table:table-cell>
          <table:table-cell office:value-type="float" office:value="-15.375">
            <text:p>-15.375</text:p>
          </table:table-cell>
          <table:table-cell office:value-type="float" office:value="-0.0404045155221072">
            <text:p>-0.0404045155</text:p>
          </table:table-cell>
          <table:table-cell office:value-type="float" office:value="-0.0062589928057554">
            <text:p>-0.0062589928</text:p>
          </table:table-cell>
          <table:table-cell office:value-type="float" office:value="-0.000732107994857388">
            <text:p>-0.000732108</text:p>
          </table:table-cell>
          <table:table-cell office:value-type="float" office:value="0.861783944426794">
            <text:p>0.8617839444</text:p>
          </table:table-cell>
          <table:table-cell office:value-type="float" office:value="0.978170308162103">
            <text:p>0.9781703082</text:p>
          </table:table-cell>
          <table:table-cell office:value-type="float" office:value="0.997438672542947">
            <text:p>0.9974386725</text:p>
          </table:table-cell>
          <table:table-cell office:value-type="float" office:value="-16.8062351499697">
            <text:p>-16.806235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1275">
            <text:p>1275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714">
            <text:p>10714</text:p>
          </table:table-cell>
          <table:table-cell office:value-type="float" office:value="14142">
            <text:p>14142</text:p>
          </table:table-cell>
          <table:table-cell office:value-type="float" office:value="21148">
            <text:p>21148</text:p>
          </table:table-cell>
          <table:table-cell office:value-type="float" office:value="-113.125">
            <text:p>-113.125</text:p>
          </table:table-cell>
          <table:table-cell office:value-type="float" office:value="-332">
            <text:p>-332</text:p>
          </table:table-cell>
          <table:table-cell office:value-type="float" office:value="-77">
            <text:p>-77</text:p>
          </table:table-cell>
          <table:table-cell office:value-type="float" office:value="-0.0105586148963972">
            <text:p>-0.0105586149</text:p>
          </table:table-cell>
          <table:table-cell office:value-type="float" office:value="-0.0234761702729458">
            <text:p>-0.0234761703</text:p>
          </table:table-cell>
          <table:table-cell office:value-type="float" office:value="-0.00364100624172499">
            <text:p>-0.0036410062</text:p>
          </table:table-cell>
          <table:table-cell office:value-type="float" office:value="0.963263357185729">
            <text:p>0.9632633572</text:p>
          </table:table-cell>
          <table:table-cell office:value-type="float" office:value="0.918913619963231">
            <text:p>0.91891362</text:p>
          </table:table-cell>
          <table:table-cell office:value-type="float" office:value="0.987282461729809">
            <text:p>0.9872824617</text:p>
          </table:table-cell>
          <table:table-cell office:value-type="float" office:value="0">
            <text:p>0</text:p>
          </table:table-cell>
          <table:table-cell office:value-type="float" office:value="-29.1776187555927">
            <text:p>-29.1776187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1047">
            <text:p>11047</text:p>
          </table:table-cell>
          <table:table-cell office:value-type="float" office:value="14806">
            <text:p>14806</text:p>
          </table:table-cell>
          <table:table-cell office:value-type="float" office:value="20397">
            <text:p>20397</text:p>
          </table:table-cell>
          <table:table-cell office:value-type="float" office:value="-128.75">
            <text:p>-128.75</text:p>
          </table:table-cell>
          <table:table-cell office:value-type="float" office:value="-202.25">
            <text:p>-202.25</text:p>
          </table:table-cell>
          <table:table-cell office:value-type="float" office:value="-156.75">
            <text:p>-156.75</text:p>
          </table:table-cell>
          <table:table-cell office:value-type="float" office:value="-0.0116547478953562">
            <text:p>-0.0116547479</text:p>
          </table:table-cell>
          <table:table-cell office:value-type="float" office:value="-0.0136600027016075">
            <text:p>-0.0136600027</text:p>
          </table:table-cell>
          <table:table-cell office:value-type="float" office:value="-0.0076849536696573">
            <text:p>-0.0076849537</text:p>
          </table:table-cell>
          <table:table-cell office:value-type="float" office:value="0.959474615337322">
            <text:p>0.9594746153</text:p>
          </table:table-cell>
          <table:table-cell office:value-type="float" office:value="0.952555718065037">
            <text:p>0.9525557181</text:p>
          </table:table-cell>
          <table:table-cell office:value-type="float" office:value="0.973218416841493">
            <text:p>0.97321841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0901">
            <text:p>10901</text:p>
          </table:table-cell>
          <table:table-cell office:value-type="float" office:value="14456">
            <text:p>14456</text:p>
          </table:table-cell>
          <table:table-cell office:value-type="float" office:value="19926">
            <text:p>19926</text:p>
          </table:table-cell>
          <table:table-cell office:value-type="float" office:value="-19.375">
            <text:p>-19.375</text:p>
          </table:table-cell>
          <table:table-cell office:value-type="float" office:value="-32.5">
            <text:p>-32.5</text:p>
          </table:table-cell>
          <table:table-cell office:value-type="float" office:value="-79.75">
            <text:p>-79.75</text:p>
          </table:table-cell>
          <table:table-cell office:value-type="float" office:value="-0.0017773598752408">
            <text:p>-0.0017773599</text:p>
          </table:table-cell>
          <table:table-cell office:value-type="float" office:value="-0.00224820143884892">
            <text:p>-0.0022482014</text:p>
          </table:table-cell>
          <table:table-cell office:value-type="float" office:value="-0.00400230854160393">
            <text:p>-0.0040023085</text:p>
          </table:table-cell>
          <table:table-cell office:value-type="float" office:value="0.993785432092584">
            <text:p>0.9937854321</text:p>
          </table:table-cell>
          <table:table-cell office:value-type="float" office:value="0.99214120160706">
            <text:p>0.9921412016</text:p>
          </table:table-cell>
          <table:table-cell office:value-type="float" office:value="0.986023316312764">
            <text:p>0.98602331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1221">
            <text:p>1221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0855">
            <text:p>10855</text:p>
          </table:table-cell>
          <table:table-cell office:value-type="float" office:value="15090">
            <text:p>15090</text:p>
          </table:table-cell>
          <table:table-cell office:value-type="float" office:value="21142">
            <text:p>21142</text:p>
          </table:table-cell>
          <table:table-cell office:value-type="float" office:value="-2.875">
            <text:p>-2.875</text:p>
          </table:table-cell>
          <table:table-cell office:value-type="float" office:value="-6.75">
            <text:p>-6.75</text:p>
          </table:table-cell>
          <table:table-cell office:value-type="float" office:value="80.75">
            <text:p>80.75</text:p>
          </table:table-cell>
          <table:table-cell office:value-type="float" office:value="-0.000264854905573468">
            <text:p>-0.0002648549</text:p>
          </table:table-cell>
          <table:table-cell office:value-type="float" office:value="-0.000447316103379722">
            <text:p>-0.0004473161</text:p>
          </table:table-cell>
          <table:table-cell office:value-type="float" office:value="0.00381941159776748">
            <text:p>0.0038194116</text:p>
          </table:table-cell>
          <table:table-cell office:value-type="float" office:value="0.99907314532081">
            <text:p>0.9990731453</text:p>
          </table:table-cell>
          <table:table-cell office:value-type="float" office:value="0.998434785817896">
            <text:p>0.9984347858</text:p>
          </table:table-cell>
          <table:table-cell office:value-type="float" office:value="1.01339653288589">
            <text:p>1.01339653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0791">
            <text:p>10791</text:p>
          </table:table-cell>
          <table:table-cell office:value-type="float" office:value="15053">
            <text:p>15053</text:p>
          </table:table-cell>
          <table:table-cell office:value-type="float" office:value="21133">
            <text:p>21133</text:p>
          </table:table-cell>
          <table:table-cell office:value-type="float" office:value="-113.875">
            <text:p>-113.875</text:p>
          </table:table-cell>
          <table:table-cell office:value-type="float" office:value="38.25">
            <text:p>38.25</text:p>
          </table:table-cell>
          <table:table-cell office:value-type="float" office:value="-70.375">
            <text:p>-70.375</text:p>
          </table:table-cell>
          <table:table-cell office:value-type="float" office:value="-0.0105527754610323">
            <text:p>-0.0105527755</text:p>
          </table:table-cell>
          <table:table-cell office:value-type="float" office:value="0.00254102172324454">
            <text:p>0.0025410217</text:p>
          </table:table-cell>
          <table:table-cell office:value-type="float" office:value="-0.00333009984384612">
            <text:p>-0.0033300998</text:p>
          </table:table-cell>
          <table:table-cell office:value-type="float" office:value="0.963283553583452">
            <text:p>0.9632835536</text:p>
          </table:table-cell>
          <table:table-cell office:value-type="float" office:value="1.0089062313425">
            <text:p>1.0089062313</text:p>
          </table:table-cell>
          <table:table-cell office:value-type="float" office:value="0.98836638609388">
            <text:p>0.98836638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1000">
            <text:p>11000</text:p>
          </table:table-cell>
          <table:table-cell office:value-type="float" office:value="14152">
            <text:p>14152</text:p>
          </table:table-cell>
          <table:table-cell office:value-type="float" office:value="20215">
            <text:p>20215</text:p>
          </table:table-cell>
          <table:table-cell office:value-type="float" office:value="-16.625">
            <text:p>-16.625</text:p>
          </table:table-cell>
          <table:table-cell office:value-type="float" office:value="-108.875">
            <text:p>-108.875</text:p>
          </table:table-cell>
          <table:table-cell office:value-type="float" office:value="-137.625">
            <text:p>-137.625</text:p>
          </table:table-cell>
          <table:table-cell office:value-type="float" office:value="-0.00151136363636364">
            <text:p>-0.0015113636</text:p>
          </table:table-cell>
          <table:table-cell office:value-type="float" office:value="-0.00769325890333522">
            <text:p>-0.0076932589</text:p>
          </table:table-cell>
          <table:table-cell office:value-type="float" office:value="-0.00680806331931734">
            <text:p>-0.0068080633</text:p>
          </table:table-cell>
          <table:table-cell office:value-type="float" office:value="0.994714704344008">
            <text:p>0.9947147043</text:p>
          </table:table-cell>
          <table:table-cell office:value-type="float" office:value="0.973189598854132">
            <text:p>0.9731895989</text:p>
          </table:table-cell>
          <table:table-cell office:value-type="float" office:value="0.976262623845663">
            <text:p>0.97626262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925">
            <text:p>10925</text:p>
          </table:table-cell>
          <table:table-cell office:value-type="float" office:value="14270">
            <text:p>14270</text:p>
          </table:table-cell>
          <table:table-cell office:value-type="float" office:value="19687">
            <text:p>19687</text:p>
          </table:table-cell>
          <table:table-cell office:value-type="float" office:value="-36.75">
            <text:p>-36.75</text:p>
          </table:table-cell>
          <table:table-cell office:value-type="float" office:value="-31.125">
            <text:p>-31.125</text:p>
          </table:table-cell>
          <table:table-cell office:value-type="float" office:value="50.375">
            <text:p>50.375</text:p>
          </table:table-cell>
          <table:table-cell office:value-type="float" office:value="-0.00336384439359268">
            <text:p>-0.0033638444</text:p>
          </table:table-cell>
          <table:table-cell office:value-type="float" office:value="-0.00218114926419061">
            <text:p>-0.0021811493</text:p>
          </table:table-cell>
          <table:table-cell office:value-type="float" office:value="0.00255879514400366">
            <text:p>0.0025587951</text:p>
          </table:table-cell>
          <table:table-cell office:value-type="float" office:value="0.98824872290267">
            <text:p>0.9882487229</text:p>
          </table:table-cell>
          <table:table-cell office:value-type="float" office:value="0.992375302103074">
            <text:p>0.9923753021</text:p>
          </table:table-cell>
          <table:table-cell office:value-type="float" office:value="1.00896861597189">
            <text:p>1.0089686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88">
            <text:p>888</text:p>
          </table:table-cell>
          <table:table-cell office:value-type="float" office:value="10701">
            <text:p>10701</text:p>
          </table:table-cell>
          <table:table-cell office:value-type="float" office:value="13980">
            <text:p>13980</text:p>
          </table:table-cell>
          <table:table-cell office:value-type="float" office:value="20412">
            <text:p>20412</text:p>
          </table:table-cell>
          <table:table-cell office:value-type="float" office:value="-156.25">
            <text:p>-156.25</text:p>
          </table:table-cell>
          <table:table-cell office:value-type="float" office:value="-41.625">
            <text:p>-41.625</text:p>
          </table:table-cell>
          <table:table-cell office:value-type="float" office:value="-57.25">
            <text:p>-57.25</text:p>
          </table:table-cell>
          <table:table-cell office:value-type="float" office:value="-0.0146014391178395">
            <text:p>-0.0146014391</text:p>
          </table:table-cell>
          <table:table-cell office:value-type="float" office:value="-0.0029774678111588">
            <text:p>-0.0029774678</text:p>
          </table:table-cell>
          <table:table-cell office:value-type="float" office:value="-0.00280472271213012">
            <text:p>-0.0028047227</text:p>
          </table:table-cell>
          <table:table-cell office:value-type="float" office:value="0.949312839055213">
            <text:p>0.9493128391</text:p>
          </table:table-cell>
          <table:table-cell office:value-type="float" office:value="0.989596238677494">
            <text:p>0.9895962387</text:p>
          </table:table-cell>
          <table:table-cell office:value-type="float" office:value="0.990198888787749">
            <text:p>0.99019888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0742">
            <text:p>10742</text:p>
          </table:table-cell>
          <table:table-cell office:value-type="float" office:value="13880">
            <text:p>13880</text:p>
          </table:table-cell>
          <table:table-cell office:value-type="float" office:value="20213">
            <text:p>20213</text:p>
          </table:table-cell>
          <table:table-cell office:value-type="float" office:value="-43.375">
            <text:p>-43.375</text:p>
          </table:table-cell>
          <table:table-cell office:value-type="float" office:value="-74.625">
            <text:p>-74.625</text:p>
          </table:table-cell>
          <table:table-cell office:value-type="float" office:value="78.875">
            <text:p>78.875</text:p>
          </table:table-cell>
          <table:table-cell office:value-type="float" office:value="-0.00403788866132936">
            <text:p>-0.0040378887</text:p>
          </table:table-cell>
          <table:table-cell office:value-type="float" office:value="-0.0053764409221902">
            <text:p>-0.0053764409</text:p>
          </table:table-cell>
          <table:table-cell office:value-type="float" office:value="0.00390219165883342">
            <text:p>0.0039021917</text:p>
          </table:table-cell>
          <table:table-cell office:value-type="float" office:value="0.985899346593236">
            <text:p>0.9858993466</text:p>
          </table:table-cell>
          <table:table-cell office:value-type="float" office:value="0.981239112761634">
            <text:p>0.9812391128</text:p>
          </table:table-cell>
          <table:table-cell office:value-type="float" office:value="1.01368751592141">
            <text:p>1.01368751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55">
            <text:p>1255</text:p>
          </table:table-cell>
          <table:table-cell office:value-type="float" office:value="11000">
            <text:p>11000</text:p>
          </table:table-cell>
          <table:table-cell office:value-type="float" office:value="14248">
            <text:p>14248</text:p>
          </table:table-cell>
          <table:table-cell office:value-type="float" office:value="19500">
            <text:p>19500</text:p>
          </table:table-cell>
          <table:table-cell office:value-type="float" office:value="-16.625">
            <text:p>-16.625</text:p>
          </table:table-cell>
          <table:table-cell office:value-type="float" office:value="-83.375">
            <text:p>-83.375</text:p>
          </table:table-cell>
          <table:table-cell office:value-type="float" office:value="-192.25">
            <text:p>-192.25</text:p>
          </table:table-cell>
          <table:table-cell office:value-type="float" office:value="-0.00151136363636364">
            <text:p>-0.0015113636</text:p>
          </table:table-cell>
          <table:table-cell office:value-type="float" office:value="-0.00585169848399775">
            <text:p>-0.0058516985</text:p>
          </table:table-cell>
          <table:table-cell office:value-type="float" office:value="-0.00985897435897436">
            <text:p>-0.0098589744</text:p>
          </table:table-cell>
          <table:table-cell office:value-type="float" office:value="0.994714704344008">
            <text:p>0.9947147043</text:p>
          </table:table-cell>
          <table:table-cell office:value-type="float" office:value="0.979586170361297">
            <text:p>0.9795861704</text:p>
          </table:table-cell>
          <table:table-cell office:value-type="float" office:value="0.965684100519395">
            <text:p>0.9656841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10970">
            <text:p>10970</text:p>
          </table:table-cell>
          <table:table-cell office:value-type="float" office:value="14350">
            <text:p>14350</text:p>
          </table:table-cell>
          <table:table-cell office:value-type="float" office:value="19873">
            <text:p>19873</text:p>
          </table:table-cell>
          <table:table-cell office:value-type="float" office:value="10.5">
            <text:p>10.5</text:p>
          </table:table-cell>
          <table:table-cell office:value-type="float" office:value="-229">
            <text:p>-229</text:p>
          </table:table-cell>
          <table:table-cell office:value-type="float" office:value="-306.25">
            <text:p>-306.25</text:p>
          </table:table-cell>
          <table:table-cell office:value-type="float" office:value="0.000957155879671832">
            <text:p>0.0009571559</text:p>
          </table:table-cell>
          <table:table-cell office:value-type="float" office:value="-0.0159581881533101">
            <text:p>-0.0159581882</text:p>
          </table:table-cell>
          <table:table-cell office:value-type="float" office:value="-0.0154103557590701">
            <text:p>-0.0154103558</text:p>
          </table:table-cell>
          <table:table-cell office:value-type="float" office:value="1.00335184122771">
            <text:p>1.0033518412</text:p>
          </table:table-cell>
          <table:table-cell office:value-type="float" office:value="0.944645482450922">
            <text:p>0.9446454825</text:p>
          </table:table-cell>
          <table:table-cell office:value-type="float" office:value="0.946529213809912">
            <text:p>0.94652921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540">
            <text:p>540</text:p>
          </table:table-cell>
          <table:table-cell office:value-type="float" office:value="10530">
            <text:p>10530</text:p>
          </table:table-cell>
          <table:table-cell office:value-type="float" office:value="13695">
            <text:p>13695</text:p>
          </table:table-cell>
          <table:table-cell office:value-type="float" office:value="20513">
            <text:p>20513</text:p>
          </table:table-cell>
          <table:table-cell office:value-type="float" office:value="-106.75">
            <text:p>-106.75</text:p>
          </table:table-cell>
          <table:table-cell office:value-type="float" office:value="-218.5">
            <text:p>-218.5</text:p>
          </table:table-cell>
          <table:table-cell office:value-type="float" office:value="-160.625">
            <text:p>-160.625</text:p>
          </table:table-cell>
          <table:table-cell office:value-type="float" office:value="-0.0101377018043685">
            <text:p>-0.0101377018</text:p>
          </table:table-cell>
          <table:table-cell office:value-type="float" office:value="-0.0159547280029208">
            <text:p>-0.015954728</text:p>
          </table:table-cell>
          <table:table-cell office:value-type="float" office:value="-0.00783040023399795">
            <text:p>-0.0078304002</text:p>
          </table:table-cell>
          <table:table-cell office:value-type="float" office:value="0.964719478760544">
            <text:p>0.9647194788</text:p>
          </table:table-cell>
          <table:table-cell office:value-type="float" office:value="0.944657376547246">
            <text:p>0.9446573765</text:p>
          </table:table-cell>
          <table:table-cell office:value-type="float" office:value="0.972713776909943">
            <text:p>0.9727137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592">
            <text:p>592</text:p>
          </table:table-cell>
          <table:table-cell office:value-type="float" office:value="10091">
            <text:p>10091</text:p>
          </table:table-cell>
          <table:table-cell office:value-type="float" office:value="13813">
            <text:p>13813</text:p>
          </table:table-cell>
          <table:table-cell office:value-type="float" office:value="20168">
            <text:p>20168</text:p>
          </table:table-cell>
          <table:table-cell office:value-type="float" office:value="-183.5">
            <text:p>-183.5</text:p>
          </table:table-cell>
          <table:table-cell office:value-type="float" office:value="-333.75">
            <text:p>-333.75</text:p>
          </table:table-cell>
          <table:table-cell office:value-type="float" office:value="25.25">
            <text:p>25.25</text:p>
          </table:table-cell>
          <table:table-cell office:value-type="float" office:value="-0.0181845208601724">
            <text:p>-0.0181845209</text:p>
          </table:table-cell>
          <table:table-cell office:value-type="float" office:value="-0.0241620212842974">
            <text:p>-0.0241620213</text:p>
          </table:table-cell>
          <table:table-cell office:value-type="float" office:value="0.00125198333994447">
            <text:p>0.0012519833</text:p>
          </table:table-cell>
          <table:table-cell office:value-type="float" office:value="0.937002303515268">
            <text:p>0.9370023035</text:p>
          </table:table-cell>
          <table:table-cell office:value-type="float" office:value="0.916577179919143">
            <text:p>0.9165771799</text:p>
          </table:table-cell>
          <table:table-cell office:value-type="float" office:value="1.00438501391588">
            <text:p>1.0043850139</text:p>
          </table:table-cell>
          <table:table-cell office:value-type="float" office:value="0">
            <text:p>0</text:p>
          </table:table-cell>
          <table:table-cell office:value-type="float" office:value="-28.3394803150856">
            <text:p>-28.3394803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table:number-columns-repeated="2" office:value-type="float" office:value="814">
            <text:p>814</text:p>
          </table:table-cell>
          <table:table-cell office:value-type="float" office:value="9965">
            <text:p>9965</text:p>
          </table:table-cell>
          <table:table-cell office:value-type="float" office:value="14050">
            <text:p>14050</text:p>
          </table:table-cell>
          <table:table-cell office:value-type="float" office:value="19527">
            <text:p>19527</text:p>
          </table:table-cell>
          <table:table-cell office:value-type="float" office:value="-51.75">
            <text:p>-51.75</text:p>
          </table:table-cell>
          <table:table-cell office:value-type="float" office:value="35.625">
            <text:p>35.625</text:p>
          </table:table-cell>
          <table:table-cell office:value-type="float" office:value="-344">
            <text:p>-344</text:p>
          </table:table-cell>
          <table:table-cell office:value-type="float" office:value="-0.00519317611640743">
            <text:p>-0.0051931761</text:p>
          </table:table-cell>
          <table:table-cell office:value-type="float" office:value="0.0025355871886121">
            <text:p>0.0025355872</text:p>
          </table:table-cell>
          <table:table-cell office:value-type="float" office:value="-0.0176166333794234">
            <text:p>-0.0176166334</text:p>
          </table:table-cell>
          <table:table-cell office:value-type="float" office:value="0.981876742985799">
            <text:p>0.981876743</text:p>
          </table:table-cell>
          <table:table-cell office:value-type="float" office:value="1.00888715639683">
            <text:p>1.0088871564</text:p>
          </table:table-cell>
          <table:table-cell office:value-type="float" office:value="0.938950060884403">
            <text:p>0.93895006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3">
            <text:p>803</text:p>
          </table:table-cell>
          <table:table-cell office:value-type="float" office:value="9570">
            <text:p>9570</text:p>
          </table:table-cell>
          <table:table-cell office:value-type="float" office:value="13997">
            <text:p>13997</text:p>
          </table:table-cell>
          <table:table-cell office:value-type="float" office:value="19778">
            <text:p>19778</text:p>
          </table:table-cell>
          <table:table-cell office:value-type="float" office:value="-210.375">
            <text:p>-210.375</text:p>
          </table:table-cell>
          <table:table-cell office:value-type="float" office:value="45.75">
            <text:p>45.75</text:p>
          </table:table-cell>
          <table:table-cell office:value-type="float" office:value="-298.375">
            <text:p>-298.375</text:p>
          </table:table-cell>
          <table:table-cell office:value-type="float" office:value="-0.0219827586206897">
            <text:p>-0.0219827586</text:p>
          </table:table-cell>
          <table:table-cell office:value-type="float" office:value="0.00326855754804601">
            <text:p>0.0032685575</text:p>
          </table:table-cell>
          <table:table-cell office:value-type="float" office:value="-0.0150862068965517">
            <text:p>-0.0150862069</text:p>
          </table:table-cell>
          <table:table-cell office:value-type="float" office:value="0.924007498513674">
            <text:p>0.9240074985</text:p>
          </table:table-cell>
          <table:table-cell office:value-type="float" office:value="1.01146089101631">
            <text:p>1.011460891</text:p>
          </table:table-cell>
          <table:table-cell office:value-type="float" office:value="0.947644359393579">
            <text:p>0.9476443594</text:p>
          </table:table-cell>
          <table:table-cell office:value-type="float" office:value="-31.1835436367112">
            <text:p>-31.18354363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9424">
            <text:p>9424</text:p>
          </table:table-cell>
          <table:table-cell office:value-type="float" office:value="12923">
            <text:p>12923</text:p>
          </table:table-cell>
          <table:table-cell office:value-type="float" office:value="18527">
            <text:p>18527</text:p>
          </table:table-cell>
          <table:table-cell office:value-type="float" office:value="-231.5">
            <text:p>-231.5</text:p>
          </table:table-cell>
          <table:table-cell office:value-type="float" office:value="-298.75">
            <text:p>-298.75</text:p>
          </table:table-cell>
          <table:table-cell office:value-type="float" office:value="-402">
            <text:p>-402</text:p>
          </table:table-cell>
          <table:table-cell office:value-type="float" office:value="-0.0245649405772496">
            <text:p>-0.0245649406</text:p>
          </table:table-cell>
          <table:table-cell office:value-type="float" office:value="-0.0231176971291496">
            <text:p>-0.0231176971</text:p>
          </table:table-cell>
          <table:table-cell office:value-type="float" office:value="-0.0216980622874723">
            <text:p>-0.0216980623</text:p>
          </table:table-cell>
          <table:table-cell office:value-type="float" office:value="0.915205443138532">
            <text:p>0.9152054431</text:p>
          </table:table-cell>
          <table:table-cell office:value-type="float" office:value="0.920135538772265">
            <text:p>0.9201355388</text:p>
          </table:table-cell>
          <table:table-cell office:value-type="float" office:value="0.924979561571628">
            <text:p>0.9249795616</text:p>
          </table:table-cell>
          <table:table-cell office:value-type="float" office:value="-27.8689186327753">
            <text:p>-27.8689186328</text:p>
          </table:table-cell>
          <table:table-cell office:value-type="float" office:value="-29.6354762994649">
            <text:p>-29.6354762995</text:p>
          </table:table-cell>
          <table:table-cell office:value-type="float" office:value="-31.5972782341821">
            <text:p>-31.597278234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9290">
            <text:p>9290</text:p>
          </table:table-cell>
          <table:table-cell office:value-type="float" office:value="13024">
            <text:p>13024</text:p>
          </table:table-cell>
          <table:table-cell office:value-type="float" office:value="18594">
            <text:p>18594</text:p>
          </table:table-cell>
          <table:table-cell office:value-type="float" office:value="-153.875">
            <text:p>-153.875</text:p>
          </table:table-cell>
          <table:table-cell office:value-type="float" office:value="-395.875">
            <text:p>-395.875</text:p>
          </table:table-cell>
          <table:table-cell office:value-type="float" office:value="-485.625">
            <text:p>-485.625</text:p>
          </table:table-cell>
          <table:table-cell office:value-type="float" office:value="-0.0165635091496233">
            <text:p>-0.0165635091</text:p>
          </table:table-cell>
          <table:table-cell office:value-type="float" office:value="-0.0303958077395577">
            <text:p>-0.0303958077</text:p>
          </table:table-cell>
          <table:table-cell office:value-type="float" office:value="-0.0261172959019038">
            <text:p>-0.0261172959</text:p>
          </table:table-cell>
          <table:table-cell office:value-type="float" office:value="0.942565443653604">
            <text:p>0.9425654437</text:p>
          </table:table-cell>
          <table:table-cell office:value-type="float" office:value="0.895425526962703">
            <text:p>0.895425527</text:p>
          </table:table-cell>
          <table:table-cell office:value-type="float" office:value="0.909926406107983">
            <text:p>0.9099264061</text:p>
          </table:table-cell>
          <table:table-cell office:value-type="float" office:value="0">
            <text:p>0</text:p>
          </table:table-cell>
          <table:table-cell office:value-type="float" office:value="-22.4556823202288">
            <text:p>-22.4556823202</text:p>
          </table:table-cell>
          <table:table-cell office:value-type="float" office:value="-26.1916736913407">
            <text:p>-26.191673691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9233">
            <text:p>9233</text:p>
          </table:table-cell>
          <table:table-cell office:value-type="float" office:value="13800">
            <text:p>13800</text:p>
          </table:table-cell>
          <table:table-cell office:value-type="float" office:value="19527">
            <text:p>19527</text:p>
          </table:table-cell>
          <table:table-cell table:number-columns-repeated="2" office:value-type="float" office:value="-166.25">
            <text:p>-166.25</text:p>
          </table:table-cell>
          <table:table-cell office:value-type="float" office:value="-344">
            <text:p>-344</text:p>
          </table:table-cell>
          <table:table-cell office:value-type="float" office:value="-0.0180060652009098">
            <text:p>-0.0180060652</text:p>
          </table:table-cell>
          <table:table-cell office:value-type="float" office:value="-0.0120471014492754">
            <text:p>-0.0120471014</text:p>
          </table:table-cell>
          <table:table-cell office:value-type="float" office:value="-0.0176166333794234">
            <text:p>-0.0176166334</text:p>
          </table:table-cell>
          <table:table-cell office:value-type="float" office:value="0.937614239829494">
            <text:p>0.9376142398</text:p>
          </table:table-cell>
          <table:table-cell office:value-type="float" office:value="0.958119604928061">
            <text:p>0.9581196049</text:p>
          </table:table-cell>
          <table:table-cell office:value-type="float" office:value="0.938950060884403">
            <text:p>0.93895006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9255">
            <text:p>9255</text:p>
          </table:table-cell>
          <table:table-cell office:value-type="float" office:value="12887">
            <text:p>12887</text:p>
          </table:table-cell>
          <table:table-cell office:value-type="float" office:value="20049">
            <text:p>20049</text:p>
          </table:table-cell>
          <table:table-cell office:value-type="float" office:value="-270">
            <text:p>-270</text:p>
          </table:table-cell>
          <table:table-cell office:value-type="float" office:value="-142.875">
            <text:p>-142.875</text:p>
          </table:table-cell>
          <table:table-cell office:value-type="float" office:value="-399.375">
            <text:p>-399.375</text:p>
          </table:table-cell>
          <table:table-cell office:value-type="float" office:value="-0.0291734197730956">
            <text:p>-0.0291734198</text:p>
          </table:table-cell>
          <table:table-cell office:value-type="float" office:value="-0.0110867540932723">
            <text:p>-0.0110867541</text:p>
          </table:table-cell>
          <table:table-cell office:value-type="float" office:value="-0.0199199461319767">
            <text:p>-0.0199199461</text:p>
          </table:table-cell>
          <table:table-cell office:value-type="float" office:value="0.899561164099829">
            <text:p>0.8995611641</text:p>
          </table:table-cell>
          <table:table-cell office:value-type="float" office:value="0.961437276261543">
            <text:p>0.9614372763</text:p>
          </table:table-cell>
          <table:table-cell office:value-type="float" office:value="0.931057924875727">
            <text:p>0.9310579249</text:p>
          </table:table-cell>
          <table:table-cell office:value-type="float" office:value="-23.4112612652566">
            <text:p>-23.41126126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8809">
            <text:p>8809</text:p>
          </table:table-cell>
          <table:table-cell office:value-type="float" office:value="12186">
            <text:p>12186</text:p>
          </table:table-cell>
          <table:table-cell office:value-type="float" office:value="18194">
            <text:p>18194</text:p>
          </table:table-cell>
          <table:table-cell office:value-type="float" office:value="-157.625">
            <text:p>-157.625</text:p>
          </table:table-cell>
          <table:table-cell office:value-type="float" office:value="-280">
            <text:p>-280</text:p>
          </table:table-cell>
          <table:table-cell office:value-type="float" office:value="-264.25">
            <text:p>-264.25</text:p>
          </table:table-cell>
          <table:table-cell office:value-type="float" office:value="-0.0178936315132251">
            <text:p>-0.0178936315</text:p>
          </table:table-cell>
          <table:table-cell office:value-type="float" office:value="-0.022977186935828">
            <text:p>-0.0229771869</text:p>
          </table:table-cell>
          <table:table-cell office:value-type="float" office:value="-0.0145240189073321">
            <text:p>-0.0145240189</text:p>
          </table:table-cell>
          <table:table-cell office:value-type="float" office:value="0.937999846519225">
            <text:p>0.9379998465</text:p>
          </table:table-cell>
          <table:table-cell office:value-type="float" office:value="0.920614629918791">
            <text:p>0.9206146299</text:p>
          </table:table-cell>
          <table:table-cell office:value-type="float" office:value="0.94957939018977">
            <text:p>0.9495793902</text:p>
          </table:table-cell>
          <table:table-cell office:value-type="float" office:value="0">
            <text:p>0</text:p>
          </table:table-cell>
          <table:table-cell office:value-type="float" office:value="-29.818839230182">
            <text:p>-29.8188392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1">
            <text:p>461</text:p>
          </table:table-cell>
          <table:table-cell office:value-type="float" office:value="8500">
            <text:p>8500</text:p>
          </table:table-cell>
          <table:table-cell office:value-type="float" office:value="12012">
            <text:p>12012</text:p>
          </table:table-cell>
          <table:table-cell office:value-type="float" office:value="18212">
            <text:p>18212</text:p>
          </table:table-cell>
          <table:table-cell office:value-type="float" office:value="-110.625">
            <text:p>-110.625</text:p>
          </table:table-cell>
          <table:table-cell office:value-type="float" office:value="-162.375">
            <text:p>-162.375</text:p>
          </table:table-cell>
          <table:table-cell office:value-type="float" office:value="-343.75">
            <text:p>-343.75</text:p>
          </table:table-cell>
          <table:table-cell office:value-type="float" office:value="-0.0130147058823529">
            <text:p>-0.0130147059</text:p>
          </table:table-cell>
          <table:table-cell office:value-type="float" office:value="-0.0135177322677323">
            <text:p>-0.0135177323</text:p>
          </table:table-cell>
          <table:table-cell office:value-type="float" office:value="-0.018874917636723">
            <text:p>-0.0188749176</text:p>
          </table:table-cell>
          <table:table-cell office:value-type="float" office:value="0.954780519247405">
            <text:p>0.9547805192</text:p>
          </table:table-cell>
          <table:table-cell office:value-type="float" office:value="0.953046086070835">
            <text:p>0.9530460861</text:p>
          </table:table-cell>
          <table:table-cell office:value-type="float" office:value="0.934636062802424">
            <text:p>0.9346360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382">
            <text:p>8382</text:p>
          </table:table-cell>
          <table:table-cell office:value-type="float" office:value="12080">
            <text:p>12080</text:p>
          </table:table-cell>
          <table:table-cell office:value-type="float" office:value="18824">
            <text:p>18824</text:p>
          </table:table-cell>
          <table:table-cell office:value-type="float" office:value="-318.25">
            <text:p>-318.25</text:p>
          </table:table-cell>
          <table:table-cell office:value-type="float" office:value="-151.25">
            <text:p>-151.25</text:p>
          </table:table-cell>
          <table:table-cell office:value-type="float" office:value="-237.125">
            <text:p>-237.125</text:p>
          </table:table-cell>
          <table:table-cell office:value-type="float" office:value="-0.0379682653304701">
            <text:p>-0.0379682653</text:p>
          </table:table-cell>
          <table:table-cell office:value-type="float" office:value="-0.0125206953642384">
            <text:p>-0.0125206954</text:p>
          </table:table-cell>
          <table:table-cell office:value-type="float" office:value="-0.0125969507012325">
            <text:p>-0.0125969507</text:p>
          </table:table-cell>
          <table:table-cell office:value-type="float" office:value="0.869936586120877">
            <text:p>0.8699365861</text:p>
          </table:table-cell>
          <table:table-cell office:value-type="float" office:value="0.956484831137478">
            <text:p>0.9564848311</text:p>
          </table:table-cell>
          <table:table-cell office:value-type="float" office:value="0.956221691552946">
            <text:p>0.9562216916</text:p>
          </table:table-cell>
          <table:table-cell office:value-type="float" office:value="-17.9071518618724">
            <text:p>-17.90715186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8401">
            <text:p>8401</text:p>
          </table:table-cell>
          <table:table-cell office:value-type="float" office:value="11520">
            <text:p>11520</text:p>
          </table:table-cell>
          <table:table-cell office:value-type="float" office:value="16707">
            <text:p>16707</text:p>
          </table:table-cell>
          <table:table-cell office:value-type="float" office:value="-157.75">
            <text:p>-157.75</text:p>
          </table:table-cell>
          <table:table-cell office:value-type="float" office:value="-342.25">
            <text:p>-342.25</text:p>
          </table:table-cell>
          <table:table-cell office:value-type="float" office:value="-259.25">
            <text:p>-259.25</text:p>
          </table:table-cell>
          <table:table-cell office:value-type="float" office:value="-0.0187775264849423">
            <text:p>-0.0187775265</text:p>
          </table:table-cell>
          <table:table-cell office:value-type="float" office:value="-0.0297092013888889">
            <text:p>-0.0297092014</text:p>
          </table:table-cell>
          <table:table-cell office:value-type="float" office:value="-0.0155174477763812">
            <text:p>-0.0155174478</text:p>
          </table:table-cell>
          <table:table-cell office:value-type="float" office:value="0.934969744484452">
            <text:p>0.9349697445</text:p>
          </table:table-cell>
          <table:table-cell office:value-type="float" office:value="0.897747762967333">
            <text:p>0.897747763</text:p>
          </table:table-cell>
          <table:table-cell office:value-type="float" office:value="0.946160883506232">
            <text:p>0.9461608835</text:p>
          </table:table-cell>
          <table:table-cell office:value-type="float" office:value="0">
            <text:p>0</text:p>
          </table:table-cell>
          <table:table-cell office:value-type="float" office:value="-22.9827450441855">
            <text:p>-22.98274504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8734">
            <text:p>8734</text:p>
          </table:table-cell>
          <table:table-cell office:value-type="float" office:value="11510">
            <text:p>11510</text:p>
          </table:table-cell>
          <table:table-cell office:value-type="float" office:value="16177">
            <text:p>16177</text:p>
          </table:table-cell>
          <table:table-cell office:value-type="float" office:value="-107.125">
            <text:p>-107.125</text:p>
          </table:table-cell>
          <table:table-cell office:value-type="float" office:value="-150.75">
            <text:p>-150.75</text:p>
          </table:table-cell>
          <table:table-cell office:value-type="float" office:value="-270">
            <text:p>-270</text:p>
          </table:table-cell>
          <table:table-cell office:value-type="float" office:value="-0.012265285092741">
            <text:p>-0.0122652851</text:p>
          </table:table-cell>
          <table:table-cell office:value-type="float" office:value="-0.0130973066898349">
            <text:p>-0.0130973067</text:p>
          </table:table-cell>
          <table:table-cell office:value-type="float" office:value="-0.0166903628608518">
            <text:p>-0.0166903629</text:p>
          </table:table-cell>
          <table:table-cell office:value-type="float" office:value="0.957366359123483">
            <text:p>0.9573663591</text:p>
          </table:table-cell>
          <table:table-cell office:value-type="float" office:value="0.954495643892932">
            <text:p>0.9544956439</text:p>
          </table:table-cell>
          <table:table-cell office:value-type="float" office:value="0.942129723683375">
            <text:p>0.9421297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8350">
            <text:p>8350</text:p>
          </table:table-cell>
          <table:table-cell office:value-type="float" office:value="12192">
            <text:p>12192</text:p>
          </table:table-cell>
          <table:table-cell office:value-type="float" office:value="17227">
            <text:p>17227</text:p>
          </table:table-cell>
          <table:table-cell office:value-type="float" office:value="-36.75">
            <text:p>-36.75</text:p>
          </table:table-cell>
          <table:table-cell office:value-type="float" office:value="-269.5">
            <text:p>-269.5</text:p>
          </table:table-cell>
          <table:table-cell office:value-type="float" office:value="-303.5">
            <text:p>-303.5</text:p>
          </table:table-cell>
          <table:table-cell office:value-type="float" office:value="-0.00440119760479042">
            <text:p>-0.0044011976</text:p>
          </table:table-cell>
          <table:table-cell office:value-type="float" office:value="-0.0221046587926509">
            <text:p>-0.0221046588</text:p>
          </table:table-cell>
          <table:table-cell office:value-type="float" office:value="-0.0176176931560922">
            <text:p>-0.0176176932</text:p>
          </table:table-cell>
          <table:table-cell office:value-type="float" office:value="0.984633774642332">
            <text:p>0.9846337746</text:p>
          </table:table-cell>
          <table:table-cell office:value-type="float" office:value="0.923591381468787">
            <text:p>0.9235913815</text:p>
          </table:table-cell>
          <table:table-cell office:value-type="float" office:value="0.938946424853476">
            <text:p>0.9389464249</text:p>
          </table:table-cell>
          <table:table-cell office:value-type="float" office:value="0">
            <text:p>0</text:p>
          </table:table-cell>
          <table:table-cell office:value-type="float" office:value="-31.0096507751495">
            <text:p>-31.0096507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8082">
            <text:p>8082</text:p>
          </table:table-cell>
          <table:table-cell office:value-type="float" office:value="11570">
            <text:p>11570</text:p>
          </table:table-cell>
          <table:table-cell office:value-type="float" office:value="18370">
            <text:p>18370</text:p>
          </table:table-cell>
          <table:table-cell office:value-type="float" office:value="-192.75">
            <text:p>-192.75</text:p>
          </table:table-cell>
          <table:table-cell office:value-type="float" office:value="-46.75">
            <text:p>-46.75</text:p>
          </table:table-cell>
          <table:table-cell office:value-type="float" office:value="-292.625">
            <text:p>-292.625</text:p>
          </table:table-cell>
          <table:table-cell office:value-type="float" office:value="-0.0238492947290275">
            <text:p>-0.0238492947</text:p>
          </table:table-cell>
          <table:table-cell office:value-type="float" office:value="-0.00404062229904927">
            <text:p>-0.0040406223</text:p>
          </table:table-cell>
          <table:table-cell office:value-type="float" office:value="-0.0159295046271094">
            <text:p>-0.0159295046</text:p>
          </table:table-cell>
          <table:table-cell office:value-type="float" office:value="0.917642294612185">
            <text:p>0.9176422946</text:p>
          </table:table-cell>
          <table:table-cell office:value-type="float" office:value="0.985889822145312">
            <text:p>0.9858898221</text:p>
          </table:table-cell>
          <table:table-cell office:value-type="float" office:value="0.944744082075741">
            <text:p>0.9447440821</text:p>
          </table:table-cell>
          <table:table-cell office:value-type="float" office:value="-28.7156664509325">
            <text:p>-28.7156664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8178">
            <text:p>8178</text:p>
          </table:table-cell>
          <table:table-cell office:value-type="float" office:value="10847">
            <text:p>10847</text:p>
          </table:table-cell>
          <table:table-cell office:value-type="float" office:value="16483">
            <text:p>16483</text:p>
          </table:table-cell>
          <table:table-cell office:value-type="float" office:value="-160.125">
            <text:p>-160.125</text:p>
          </table:table-cell>
          <table:table-cell office:value-type="float" office:value="121.25">
            <text:p>121.25</text:p>
          </table:table-cell>
          <table:table-cell office:value-type="float" office:value="-205.625">
            <text:p>-205.625</text:p>
          </table:table-cell>
          <table:table-cell office:value-type="float" office:value="-0.0195799706529714">
            <text:p>-0.0195799707</text:p>
          </table:table-cell>
          <table:table-cell office:value-type="float" office:value="0.0111782059555637">
            <text:p>0.011178206</text:p>
          </table:table-cell>
          <table:table-cell office:value-type="float" office:value="-0.0124749742158588">
            <text:p>-0.0124749742</text:p>
          </table:table-cell>
          <table:table-cell office:value-type="float" office:value="0.932221518206112">
            <text:p>0.9322215182</text:p>
          </table:table-cell>
          <table:table-cell office:value-type="float" office:value="1.03936862732971">
            <text:p>1.0393686273</text:p>
          </table:table-cell>
          <table:table-cell office:value-type="float" office:value="0.9566426152086">
            <text:p>0.9566426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8122">
            <text:p>8122</text:p>
          </table:table-cell>
          <table:table-cell office:value-type="float" office:value="10960">
            <text:p>10960</text:p>
          </table:table-cell>
          <table:table-cell office:value-type="float" office:value="15389">
            <text:p>15389</text:p>
          </table:table-cell>
          <table:table-cell office:value-type="float" office:value="145">
            <text:p>145</text:p>
          </table:table-cell>
          <table:table-cell office:value-type="float" office:value="-114.125">
            <text:p>-114.125</text:p>
          </table:table-cell>
          <table:table-cell office:value-type="float" office:value="-121">
            <text:p>-121</text:p>
          </table:table-cell>
          <table:table-cell office:value-type="float" office:value="0.0178527456291554">
            <text:p>0.0178527456</text:p>
          </table:table-cell>
          <table:table-cell office:value-type="float" office:value="-0.0104128649635036">
            <text:p>-0.010412865</text:p>
          </table:table-cell>
          <table:table-cell office:value-type="float" office:value="-0.00786275911365261">
            <text:p>-0.0078627591</text:p>
          </table:table-cell>
          <table:table-cell office:value-type="float" office:value="1.06310930193398">
            <text:p>1.0631093019</text:p>
          </table:table-cell>
          <table:table-cell office:value-type="float" office:value="0.963767491030964">
            <text:p>0.963767491</text:p>
          </table:table-cell>
          <table:table-cell office:value-type="float" office:value="0.972601516144739">
            <text:p>0.97260151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8000">
            <text:p>8000</text:p>
          </table:table-cell>
          <table:table-cell office:value-type="float" office:value="10790">
            <text:p>10790</text:p>
          </table:table-cell>
          <table:table-cell office:value-type="float" office:value="16507">
            <text:p>16507</text:p>
          </table:table-cell>
          <table:table-cell office:value-type="float" office:value="29.25">
            <text:p>29.25</text:p>
          </table:table-cell>
          <table:table-cell office:value-type="float" office:value="-53">
            <text:p>-53</text:p>
          </table:table-cell>
          <table:table-cell office:value-type="float" office:value="-163">
            <text:p>-163</text:p>
          </table:table-cell>
          <table:table-cell office:value-type="float" office:value="0.00365625">
            <text:p>0.00365625</text:p>
          </table:table-cell>
          <table:table-cell office:value-type="float" office:value="-0.00491195551436515">
            <text:p>-0.0049119555</text:p>
          </table:table-cell>
          <table:table-cell office:value-type="float" office:value="-0.00987459865511601">
            <text:p>-0.0098745987</text:p>
          </table:table-cell>
          <table:table-cell office:value-type="float" office:value="1.01282307660156">
            <text:p>1.0128230766</text:p>
          </table:table-cell>
          <table:table-cell office:value-type="float" office:value="0.982855445221393">
            <text:p>0.9828554452</text:p>
          </table:table-cell>
          <table:table-cell office:value-type="float" office:value="0.965630019796349">
            <text:p>0.9656300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8082">
            <text:p>8082</text:p>
          </table:table-cell>
          <table:table-cell office:value-type="float" office:value="10682">
            <text:p>10682</text:p>
          </table:table-cell>
          <table:table-cell office:value-type="float" office:value="15560">
            <text:p>15560</text:p>
          </table:table-cell>
          <table:table-cell office:value-type="float" office:value="-192.75">
            <text:p>-192.75</text:p>
          </table:table-cell>
          <table:table-cell office:value-type="float" office:value="79">
            <text:p>79</text:p>
          </table:table-cell>
          <table:table-cell office:value-type="float" office:value="-68.75">
            <text:p>-68.75</text:p>
          </table:table-cell>
          <table:table-cell office:value-type="float" office:value="-0.0238492947290275">
            <text:p>-0.0238492947</text:p>
          </table:table-cell>
          <table:table-cell office:value-type="float" office:value="0.00739561879797791">
            <text:p>0.0073956188</text:p>
          </table:table-cell>
          <table:table-cell office:value-type="float" office:value="-0.00441838046272494">
            <text:p>-0.0044183805</text:p>
          </table:table-cell>
          <table:table-cell office:value-type="float" office:value="0.917642294612185">
            <text:p>0.9176422946</text:p>
          </table:table-cell>
          <table:table-cell office:value-type="float" office:value="1.02599186834064">
            <text:p>1.0259918683</text:p>
          </table:table-cell>
          <table:table-cell office:value-type="float" office:value="0.984573931668853">
            <text:p>0.9845739317</text:p>
          </table:table-cell>
          <table:table-cell office:value-type="float" office:value="-28.7156664509325">
            <text:p>-28.7156664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7916">
            <text:p>7916</text:p>
          </table:table-cell>
          <table:table-cell office:value-type="float" office:value="10602">
            <text:p>10602</text:p>
          </table:table-cell>
          <table:table-cell office:value-type="float" office:value="16139">
            <text:p>16139</text:p>
          </table:table-cell>
          <table:table-cell office:value-type="float" office:value="-167.875">
            <text:p>-167.875</text:p>
          </table:table-cell>
          <table:table-cell office:value-type="float" office:value="80.625">
            <text:p>80.625</text:p>
          </table:table-cell>
          <table:table-cell office:value-type="float" office:value="242.25">
            <text:p>242.25</text:p>
          </table:table-cell>
          <table:table-cell office:value-type="float" office:value="-0.0212070490146539">
            <text:p>-0.021207049</text:p>
          </table:table-cell>
          <table:table-cell office:value-type="float" office:value="0.00760469722693831">
            <text:p>0.0076046972</text:p>
          </table:table-cell>
          <table:table-cell office:value-type="float" office:value="0.0150102236817647">
            <text:p>0.0150102237</text:p>
          </table:table-cell>
          <table:table-cell office:value-type="float" office:value="0.926656816747415">
            <text:p>0.9266568167</text:p>
          </table:table-cell>
          <table:table-cell office:value-type="float" office:value="1.02672978987731">
            <text:p>1.0267297899</text:p>
          </table:table-cell>
          <table:table-cell office:value-type="float" office:value="1.05297738424353">
            <text:p>1.0529773842</text:p>
          </table:table-cell>
          <table:table-cell office:value-type="float" office:value="-32.3369422976573">
            <text:p>-32.33694229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7950">
            <text:p>7950</text:p>
          </table:table-cell>
          <table:table-cell office:value-type="float" office:value="10923">
            <text:p>10923</text:p>
          </table:table-cell>
          <table:table-cell office:value-type="float" office:value="17646">
            <text:p>17646</text:p>
          </table:table-cell>
          <table:table-cell office:value-type="float" office:value="86.125">
            <text:p>86.125</text:p>
          </table:table-cell>
          <table:table-cell office:value-type="float" office:value="-139.125">
            <text:p>-139.125</text:p>
          </table:table-cell>
          <table:table-cell office:value-type="float" office:value="345">
            <text:p>345</text:p>
          </table:table-cell>
          <table:table-cell office:value-type="float" office:value="0.0108333333333333">
            <text:p>0.0108333333</text:p>
          </table:table-cell>
          <table:table-cell office:value-type="float" office:value="-0.0127368854710244">
            <text:p>-0.0127368855</text:p>
          </table:table-cell>
          <table:table-cell office:value-type="float" office:value="0.0195511730703842">
            <text:p>0.0195511731</text:p>
          </table:table-cell>
          <table:table-cell office:value-type="float" office:value="1.03814669444444">
            <text:p>1.0381466944</text:p>
          </table:table-cell>
          <table:table-cell office:value-type="float" office:value="0.955738868224358">
            <text:p>0.9557388682</text:p>
          </table:table-cell>
          <table:table-cell office:value-type="float" office:value="1.06917831254846">
            <text:p>1.069178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848">
            <text:p>7848</text:p>
          </table:table-cell>
          <table:table-cell office:value-type="float" office:value="12026">
            <text:p>12026</text:p>
          </table:table-cell>
          <table:table-cell office:value-type="float" office:value="17399">
            <text:p>17399</text:p>
          </table:table-cell>
          <table:table-cell office:value-type="float" office:value="-34.625">
            <text:p>-34.625</text:p>
          </table:table-cell>
          <table:table-cell office:value-type="float" office:value="-91.25">
            <text:p>-91.25</text:p>
          </table:table-cell>
          <table:table-cell office:value-type="float" office:value="323">
            <text:p>323</text:p>
          </table:table-cell>
          <table:table-cell office:value-type="float" office:value="-0.00441195208970438">
            <text:p>-0.0044119521</text:p>
          </table:table-cell>
          <table:table-cell office:value-type="float" office:value="-0.00758772659238317">
            <text:p>-0.0075877266</text:p>
          </table:table-cell>
          <table:table-cell office:value-type="float" office:value="0.0185642853037531">
            <text:p>0.0185642853</text:p>
          </table:table-cell>
          <table:table-cell office:value-type="float" office:value="0.984596319715669">
            <text:p>0.9845963197</text:p>
          </table:table-cell>
          <table:table-cell office:value-type="float" office:value="0.973555801172547">
            <text:p>0.9735558012</text:p>
          </table:table-cell>
          <table:table-cell office:value-type="float" office:value="1.06565047863326">
            <text:p>1.0656504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952">
            <text:p>7952</text:p>
          </table:table-cell>
          <table:table-cell office:value-type="float" office:value="11088">
            <text:p>11088</text:p>
          </table:table-cell>
          <table:table-cell office:value-type="float" office:value="16665">
            <text:p>16665</text:p>
          </table:table-cell>
          <table:table-cell office:value-type="float" office:value="6">
            <text:p>6</text:p>
          </table:table-cell>
          <table:table-cell office:value-type="float" office:value="-14.5">
            <text:p>-14.5</text:p>
          </table:table-cell>
          <table:table-cell office:value-type="float" office:value="443.875">
            <text:p>443.875</text:p>
          </table:table-cell>
          <table:table-cell office:value-type="float" office:value="0.000754527162977867">
            <text:p>0.0007545272</text:p>
          </table:table-cell>
          <table:table-cell office:value-type="float" office:value="-0.00130772005772006">
            <text:p>-0.0013077201</text:p>
          </table:table-cell>
          <table:table-cell office:value-type="float" office:value="0.0266351635163516">
            <text:p>0.0266351635</text:p>
          </table:table-cell>
          <table:table-cell office:value-type="float" office:value="1.00264196092045">
            <text:p>1.0026419609</text:p>
          </table:table-cell>
          <table:table-cell office:value-type="float" office:value="0.995426331656209">
            <text:p>0.9954263317</text:p>
          </table:table-cell>
          <table:table-cell office:value-type="float" office:value="1.09461355890089">
            <text:p>1.0946135589</text:p>
          </table:table-cell>
          <table:table-cell table:number-columns-repeated="2" office:value-type="float" office:value="0">
            <text:p>0</text:p>
          </table:table-cell>
          <table:table-cell office:value-type="float" office:value="26.3688181481896">
            <text:p>26.368818148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804">
            <text:p>7804</text:p>
          </table:table-cell>
          <table:table-cell office:value-type="float" office:value="11263">
            <text:p>11263</text:p>
          </table:table-cell>
          <table:table-cell office:value-type="float" office:value="16812">
            <text:p>16812</text:p>
          </table:table-cell>
          <table:table-cell office:value-type="float" office:value="66.5">
            <text:p>66.5</text:p>
          </table:table-cell>
          <table:table-cell office:value-type="float" office:value="119">
            <text:p>119</text:p>
          </table:table-cell>
          <table:table-cell office:value-type="float" office:value="423.375">
            <text:p>423.375</text:p>
          </table:table-cell>
          <table:table-cell office:value-type="float" office:value="0.00852127114300359">
            <text:p>0.0085212711</text:p>
          </table:table-cell>
          <table:table-cell office:value-type="float" office:value="0.0105655686761964">
            <text:p>0.0105655687</text:p>
          </table:table-cell>
          <table:table-cell office:value-type="float" office:value="0.0251829050678087">
            <text:p>0.0251829051</text:p>
          </table:table-cell>
          <table:table-cell office:value-type="float" office:value="1.02996676864182">
            <text:p>1.0299667686</text:p>
          </table:table-cell>
          <table:table-cell office:value-type="float" office:value="1.03719828759993">
            <text:p>1.0371982876</text:p>
          </table:table-cell>
          <table:table-cell office:value-type="float" office:value="1.08938315800433">
            <text:p>1.089383158</text:p>
          </table:table-cell>
          <table:table-cell table:number-columns-repeated="2" office:value-type="float" office:value="0">
            <text:p>0</text:p>
          </table:table-cell>
          <table:table-cell office:value-type="float" office:value="27.8696493082226">
            <text:p>27.86964930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7615">
            <text:p>7615</text:p>
          </table:table-cell>
          <table:table-cell office:value-type="float" office:value="12092">
            <text:p>12092</text:p>
          </table:table-cell>
          <table:table-cell office:value-type="float" office:value="17503">
            <text:p>17503</text:p>
          </table:table-cell>
          <table:table-cell office:value-type="float" office:value="111">
            <text:p>111</text:p>
          </table:table-cell>
          <table:table-cell office:value-type="float" office:value="34.375">
            <text:p>34.375</text:p>
          </table:table-cell>
          <table:table-cell office:value-type="float" office:value="269.25">
            <text:p>269.25</text:p>
          </table:table-cell>
          <table:table-cell office:value-type="float" office:value="0.0145764937623112">
            <text:p>0.0145764938</text:p>
          </table:table-cell>
          <table:table-cell office:value-type="float" office:value="0.00284278862057559">
            <text:p>0.0028427886</text:p>
          </table:table-cell>
          <table:table-cell office:value-type="float" office:value="0.015383077186768">
            <text:p>0.0153830772</text:p>
          </table:table-cell>
          <table:table-cell office:value-type="float" office:value="1.05143417754208">
            <text:p>1.0514341775</text:p>
          </table:table-cell>
          <table:table-cell office:value-type="float" office:value="1.00996559980841">
            <text:p>1.0099655998</text:p>
          </table:table-cell>
          <table:table-cell office:value-type="float" office:value="1.05430458271861">
            <text:p>1.05430458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871">
            <text:p>871</text:p>
          </table:table-cell>
          <table:table-cell office:value-type="float" office:value="7606">
            <text:p>7606</text:p>
          </table:table-cell>
          <table:table-cell office:value-type="float" office:value="11995">
            <text:p>11995</text:p>
          </table:table-cell>
          <table:table-cell office:value-type="float" office:value="16938">
            <text:p>16938</text:p>
          </table:table-cell>
          <table:table-cell office:value-type="float" office:value="-2.375">
            <text:p>-2.375</text:p>
          </table:table-cell>
          <table:table-cell office:value-type="float" office:value="246">
            <text:p>246</text:p>
          </table:table-cell>
          <table:table-cell office:value-type="float" office:value="-100.875">
            <text:p>-100.875</text:p>
          </table:table-cell>
          <table:table-cell office:value-type="float" office:value="-0.000312253484091507">
            <text:p>-0.0003122535</text:p>
          </table:table-cell>
          <table:table-cell office:value-type="float" office:value="0.020508545227178">
            <text:p>0.0205085452</text:p>
          </table:table-cell>
          <table:table-cell office:value-type="float" office:value="-0.00595554374778604">
            <text:p>-0.0059555437</text:p>
          </table:table-cell>
          <table:table-cell office:value-type="float" office:value="0.998907303910067">
            <text:p>0.9989073039</text:p>
          </table:table-cell>
          <table:table-cell office:value-type="float" office:value="1.0726042851327">
            <text:p>1.0726042851</text:p>
          </table:table-cell>
          <table:table-cell office:value-type="float" office:value="0.979225115145359">
            <text:p>0.9792251151</text:p>
          </table:table-cell>
          <table:table-cell office:value-type="float" office:value="0">
            <text:p>0</text:p>
          </table:table-cell>
          <table:table-cell office:value-type="float" office:value="34.1433701931171">
            <text:p>34.14337019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716">
            <text:p>7716</text:p>
          </table:table-cell>
          <table:table-cell office:value-type="float" office:value="11756">
            <text:p>11756</text:p>
          </table:table-cell>
          <table:table-cell office:value-type="float" office:value="18120">
            <text:p>18120</text:p>
          </table:table-cell>
          <table:table-cell office:value-type="float" office:value="0.75">
            <text:p>0.75</text:p>
          </table:table-cell>
          <table:table-cell office:value-type="float" office:value="298.75">
            <text:p>298.75</text:p>
          </table:table-cell>
          <table:table-cell office:value-type="float" office:value="-71.5">
            <text:p>-71.5</text:p>
          </table:table-cell>
          <table:table-cell table:style-name="ce17" office:value-type="float" office:value="0.0000972006220839813">
            <text:p>9.72E-005</text:p>
          </table:table-cell>
          <table:table-cell office:value-type="float" office:value="0.0254125552909153">
            <text:p>0.0254125553</text:p>
          </table:table-cell>
          <table:table-cell office:value-type="float" office:value="-0.00394591611479029">
            <text:p>-0.0039459161</text:p>
          </table:table-cell>
          <table:table-cell office:value-type="float" office:value="1.0003402206953">
            <text:p>1.0003402207</text:p>
          </table:table-cell>
          <table:table-cell office:value-type="float" office:value="1.09020970753237">
            <text:p>1.0902097075</text:p>
          </table:table-cell>
          <table:table-cell office:value-type="float" office:value="0.986219811296045">
            <text:p>0.9862198113</text:p>
          </table:table-cell>
          <table:table-cell office:value-type="float" office:value="0">
            <text:p>0</text:p>
          </table:table-cell>
          <table:table-cell office:value-type="float" office:value="27.6209006446782">
            <text:p>27.6209006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8448">
            <text:p>8448</text:p>
          </table:table-cell>
          <table:table-cell office:value-type="float" office:value="11585">
            <text:p>11585</text:p>
          </table:table-cell>
          <table:table-cell office:value-type="float" office:value="19526">
            <text:p>19526</text:p>
          </table:table-cell>
          <table:table-cell office:value-type="float" office:value="146">
            <text:p>146</text:p>
          </table:table-cell>
          <table:table-cell office:value-type="float" office:value="-78.5">
            <text:p>-78.5</text:p>
          </table:table-cell>
          <table:table-cell office:value-type="float" office:value="-108.375">
            <text:p>-108.375</text:p>
          </table:table-cell>
          <table:table-cell office:value-type="float" office:value="0.017282196969697">
            <text:p>0.017282197</text:p>
          </table:table-cell>
          <table:table-cell office:value-type="float" office:value="-0.00677600345274061">
            <text:p>-0.0067760035</text:p>
          </table:table-cell>
          <table:table-cell office:value-type="float" office:value="-0.00555029191846768">
            <text:p>-0.0055502919</text:p>
          </table:table-cell>
          <table:table-cell office:value-type="float" office:value="1.06107309108485">
            <text:p>1.0610730911</text:p>
          </table:table-cell>
          <table:table-cell office:value-type="float" office:value="0.976373979792079">
            <text:p>0.9763739798</text:p>
          </table:table-cell>
          <table:table-cell office:value-type="float" office:value="0.980634357536508">
            <text:p>0.98063435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9110">
            <text:p>9110</text:p>
          </table:table-cell>
          <table:table-cell office:value-type="float" office:value="12202">
            <text:p>12202</text:p>
          </table:table-cell>
          <table:table-cell office:value-type="float" office:value="18591">
            <text:p>18591</text:p>
          </table:table-cell>
          <table:table-cell office:value-type="float" office:value="59.75">
            <text:p>59.75</text:p>
          </table:table-cell>
          <table:table-cell office:value-type="float" office:value="49.5">
            <text:p>49.5</text:p>
          </table:table-cell>
          <table:table-cell office:value-type="float" office:value="-451.625">
            <text:p>-451.625</text:p>
          </table:table-cell>
          <table:table-cell office:value-type="float" office:value="0.00655872667398463">
            <text:p>0.0065587267</text:p>
          </table:table-cell>
          <table:table-cell office:value-type="float" office:value="0.00405671201442386">
            <text:p>0.004056712</text:p>
          </table:table-cell>
          <table:table-cell office:value-type="float" office:value="-0.0242926684955086">
            <text:p>-0.0242926685</text:p>
          </table:table-cell>
          <table:table-cell office:value-type="float" office:value="1.02303985647429">
            <text:p>1.0230398565</text:p>
          </table:table-cell>
          <table:table-cell office:value-type="float" office:value="1.01423074759872">
            <text:p>1.0142307476</text:p>
          </table:table-cell>
          <table:table-cell office:value-type="float" office:value="0.91613232240128">
            <text:p>0.9161323224</text:p>
          </table:table-cell>
          <table:table-cell table:number-columns-repeated="2" office:value-type="float" office:value="0">
            <text:p>0</text:p>
          </table:table-cell>
          <table:table-cell office:value-type="float" office:value="-28.1851899212747">
            <text:p>-28.185189921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9178">
            <text:p>9178</text:p>
          </table:table-cell>
          <table:table-cell office:value-type="float" office:value="11920">
            <text:p>11920</text:p>
          </table:table-cell>
          <table:table-cell office:value-type="float" office:value="16710">
            <text:p>16710</text:p>
          </table:table-cell>
          <table:table-cell office:value-type="float" office:value="-34.5">
            <text:p>-34.5</text:p>
          </table:table-cell>
          <table:table-cell office:value-type="float" office:value="232.5">
            <text:p>232.5</text:p>
          </table:table-cell>
          <table:table-cell office:value-type="float" office:value="278.625">
            <text:p>278.625</text:p>
          </table:table-cell>
          <table:table-cell office:value-type="float" office:value="-0.00375898888646764">
            <text:p>-0.0037589889</text:p>
          </table:table-cell>
          <table:table-cell office:value-type="float" office:value="0.019505033557047">
            <text:p>0.0195050336</text:p>
          </table:table-cell>
          <table:table-cell office:value-type="float" office:value="0.0166741472172352">
            <text:p>0.0166741472</text:p>
          </table:table-cell>
          <table:table-cell office:value-type="float" office:value="0.986871233692363">
            <text:p>0.9868712337</text:p>
          </table:table-cell>
          <table:table-cell office:value-type="float" office:value="1.06901329226442">
            <text:p>1.0690132923</text:p>
          </table:table-cell>
          <table:table-cell office:value-type="float" office:value="1.05890444854375">
            <text:p>1.05890444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789">
            <text:p>789</text:p>
          </table:table-cell>
          <table:table-cell office:value-type="float" office:value="8720">
            <text:p>8720</text:p>
          </table:table-cell>
          <table:table-cell office:value-type="float" office:value="11598">
            <text:p>11598</text:p>
          </table:table-cell>
          <table:table-cell office:value-type="float" office:value="17855">
            <text:p>17855</text:p>
          </table:table-cell>
          <table:table-cell office:value-type="float" office:value="235.5">
            <text:p>235.5</text:p>
          </table:table-cell>
          <table:table-cell office:value-type="float" office:value="-635.5">
            <text:p>-635.5</text:p>
          </table:table-cell>
          <table:table-cell office:value-type="float" office:value="-65.125">
            <text:p>-65.125</text:p>
          </table:table-cell>
          <table:table-cell office:value-type="float" office:value="0.027006880733945">
            <text:p>0.0270068807</text:p>
          </table:table-cell>
          <table:table-cell office:value-type="float" office:value="-0.054793929987929">
            <text:p>-0.05479393</text:p>
          </table:table-cell>
          <table:table-cell office:value-type="float" office:value="-0.0036474376925231">
            <text:p>-0.0036474377</text:p>
          </table:table-cell>
          <table:table-cell office:value-type="float" office:value="1.09595365091848">
            <text:p>1.0959536509</text:p>
          </table:table-cell>
          <table:table-cell office:value-type="float" office:value="0.814105899578752">
            <text:p>0.8141058996</text:p>
          </table:table-cell>
          <table:table-cell office:value-type="float" office:value="0.987260043527542">
            <text:p>0.9872600435</text:p>
          </table:table-cell>
          <table:table-cell office:value-type="float" office:value="26.0106114547866">
            <text:p>26.0106114548</text:p>
          </table:table-cell>
          <table:table-cell office:value-type="float" office:value="-12.3002439289776">
            <text:p>-12.300243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8872">
            <text:p>8872</text:p>
          </table:table-cell>
          <table:table-cell office:value-type="float" office:value="11510">
            <text:p>11510</text:p>
          </table:table-cell>
          <table:table-cell office:value-type="float" office:value="18849">
            <text:p>18849</text:p>
          </table:table-cell>
          <table:table-cell office:value-type="float" office:value="-618.125">
            <text:p>-618.125</text:p>
          </table:table-cell>
          <table:table-cell office:value-type="float" office:value="-754.5">
            <text:p>-754.5</text:p>
          </table:table-cell>
          <table:table-cell office:value-type="float" office:value="-103.25">
            <text:p>-103.25</text:p>
          </table:table-cell>
          <table:table-cell office:value-type="float" office:value="-0.069671438232642">
            <text:p>-0.0696714382</text:p>
          </table:table-cell>
          <table:table-cell office:value-type="float" office:value="-0.0655516941789748">
            <text:p>-0.0655516942</text:p>
          </table:table-cell>
          <table:table-cell office:value-type="float" office:value="-0.00547774417740994">
            <text:p>-0.0054777442</text:p>
          </table:table-cell>
          <table:table-cell office:value-type="float" office:value="0.765664020424346">
            <text:p>0.7656640204</text:p>
          </table:table-cell>
          <table:table-cell office:value-type="float" office:value="0.778991238608666">
            <text:p>0.7789912386</text:p>
          </table:table-cell>
          <table:table-cell office:value-type="float" office:value="0.980886706514361">
            <text:p>0.9808867065</text:p>
          </table:table-cell>
          <table:table-cell office:value-type="float" office:value="-9.59805498170408">
            <text:p>-9.5980549817</text:p>
          </table:table-cell>
          <table:table-cell office:value-type="float" office:value="-10.2235648921434">
            <text:p>-10.2235648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7432">
            <text:p>7432</text:p>
          </table:table-cell>
          <table:table-cell office:value-type="float" office:value="11397">
            <text:p>11397</text:p>
          </table:table-cell>
          <table:table-cell office:value-type="float" office:value="18129">
            <text:p>18129</text:p>
          </table:table-cell>
          <table:table-cell office:value-type="float" office:value="-488.25">
            <text:p>-488.25</text:p>
          </table:table-cell>
          <table:table-cell office:value-type="float" office:value="60">
            <text:p>60</text:p>
          </table:table-cell>
          <table:table-cell office:value-type="float" office:value="-384.75">
            <text:p>-384.75</text:p>
          </table:table-cell>
          <table:table-cell office:value-type="float" office:value="-0.0656956404736276">
            <text:p>-0.0656956405</text:p>
          </table:table-cell>
          <table:table-cell office:value-type="float" office:value="0.00526454330086865">
            <text:p>0.0052645433</text:p>
          </table:table-cell>
          <table:table-cell office:value-type="float" office:value="-0.021222902531855">
            <text:p>-0.0212229025</text:p>
          </table:table-cell>
          <table:table-cell office:value-type="float" office:value="0.778524456009694">
            <text:p>0.778524456</text:p>
          </table:table-cell>
          <table:table-cell office:value-type="float" office:value="1.01848022376873">
            <text:p>1.0184802238</text:p>
          </table:table-cell>
          <table:table-cell office:value-type="float" office:value="0.926602647858585">
            <text:p>0.9266026479</text:p>
          </table:table-cell>
          <table:table-cell office:value-type="float" office:value="-10.200387092122">
            <text:p>-10.2003870921</text:p>
          </table:table-cell>
          <table:table-cell office:value-type="float" office:value="0">
            <text:p>0</text:p>
          </table:table-cell>
          <table:table-cell office:value-type="float" office:value="-32.3125258369657">
            <text:p>-32.31252583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6690">
            <text:p>6690</text:p>
          </table:table-cell>
          <table:table-cell office:value-type="float" office:value="11301">
            <text:p>11301</text:p>
          </table:table-cell>
          <table:table-cell office:value-type="float" office:value="16066">
            <text:p>16066</text:p>
          </table:table-cell>
          <table:table-cell office:value-type="float" office:value="-374.125">
            <text:p>-374.125</text:p>
          </table:table-cell>
          <table:table-cell office:value-type="float" office:value="-124.625">
            <text:p>-124.625</text:p>
          </table:table-cell>
          <table:table-cell office:value-type="float" office:value="-600.625">
            <text:p>-600.625</text:p>
          </table:table-cell>
          <table:table-cell office:value-type="float" office:value="-0.055923019431988">
            <text:p>-0.0559230194</text:p>
          </table:table-cell>
          <table:table-cell office:value-type="float" office:value="-0.0110277851517565">
            <text:p>-0.0110277852</text:p>
          </table:table-cell>
          <table:table-cell office:value-type="float" office:value="-0.0373848499937757">
            <text:p>-0.03738485</text:p>
          </table:table-cell>
          <table:table-cell office:value-type="float" office:value="0.810399104828727">
            <text:p>0.8103991048</text:p>
          </table:table-cell>
          <table:table-cell office:value-type="float" office:value="0.961641111577745">
            <text:p>0.9616411116</text:p>
          </table:table-cell>
          <table:table-cell office:value-type="float" office:value="0.871892373959537">
            <text:p>0.871892374</text:p>
          </table:table-cell>
          <table:table-cell office:value-type="float" office:value="-12.044769105148">
            <text:p>-12.0447691051</text:p>
          </table:table-cell>
          <table:table-cell office:value-type="float" office:value="0">
            <text:p>0</text:p>
          </table:table-cell>
          <table:table-cell office:value-type="float" office:value="-18.1920832406458">
            <text:p>-18.192083240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30">
            <text:p>430</text:p>
          </table:table-cell>
          <table:table-cell table:number-columns-repeated="2" office:value-type="float" office:value="677">
            <text:p>677</text:p>
          </table:table-cell>
          <table:table-cell office:value-type="float" office:value="5700">
            <text:p>5700</text:p>
          </table:table-cell>
          <table:table-cell office:value-type="float" office:value="10270">
            <text:p>10270</text:p>
          </table:table-cell>
          <table:table-cell office:value-type="float" office:value="17060">
            <text:p>17060</text:p>
          </table:table-cell>
          <table:table-cell office:value-type="float" office:value="-344.625">
            <text:p>-344.625</text:p>
          </table:table-cell>
          <table:table-cell office:value-type="float" office:value="-19.25">
            <text:p>-19.25</text:p>
          </table:table-cell>
          <table:table-cell office:value-type="float" office:value="-66.5">
            <text:p>-66.5</text:p>
          </table:table-cell>
          <table:table-cell office:value-type="float" office:value="-0.0604605263157895">
            <text:p>-0.0604605263</text:p>
          </table:table-cell>
          <table:table-cell office:value-type="float" office:value="-0.00187439143135346">
            <text:p>-0.0018743914</text:p>
          </table:table-cell>
          <table:table-cell office:value-type="float" office:value="-0.00389800703399766">
            <text:p>-0.003898007</text:p>
          </table:table-cell>
          <table:table-cell office:value-type="float" office:value="0.795552889369806">
            <text:p>0.7955528894</text:p>
          </table:table-cell>
          <table:table-cell office:value-type="float" office:value="0.993446516143009">
            <text:p>0.9934465161</text:p>
          </table:table-cell>
          <table:table-cell office:value-type="float" office:value="0.986386756520329">
            <text:p>0.9863867565</text:p>
          </table:table-cell>
          <table:table-cell office:value-type="float" office:value="-11.114282537719">
            <text:p>-11.11428253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5985">
            <text:p>5985</text:p>
          </table:table-cell>
          <table:table-cell office:value-type="float" office:value="10684">
            <text:p>10684</text:p>
          </table:table-cell>
          <table:table-cell office:value-type="float" office:value="18370">
            <text:p>18370</text:p>
          </table:table-cell>
          <table:table-cell office:value-type="float" office:value="-315.875">
            <text:p>-315.875</text:p>
          </table:table-cell>
          <table:table-cell office:value-type="float" office:value="-61">
            <text:p>-61</text:p>
          </table:table-cell>
          <table:table-cell office:value-type="float" office:value="-89.5">
            <text:p>-89.5</text:p>
          </table:table-cell>
          <table:table-cell office:value-type="float" office:value="-0.0527777777777778">
            <text:p>-0.0527777778</text:p>
          </table:table-cell>
          <table:table-cell office:value-type="float" office:value="-0.00570947210782478">
            <text:p>-0.0057094721</text:p>
          </table:table-cell>
          <table:table-cell office:value-type="float" office:value="-0.00487207403375068">
            <text:p>-0.004872074</text:p>
          </table:table-cell>
          <table:table-cell office:value-type="float" office:value="0.820737345679012">
            <text:p>0.8207373457</text:p>
          </table:table-cell>
          <table:table-cell office:value-type="float" office:value="0.980080739843243">
            <text:p>0.9800807398</text:p>
          </table:table-cell>
          <table:table-cell office:value-type="float" office:value="0.982994265608438">
            <text:p>0.9829942656</text:p>
          </table:table-cell>
          <table:table-cell office:value-type="float" office:value="-12.7836096034743">
            <text:p>-12.78360960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6120">
            <text:p>6120</text:p>
          </table:table-cell>
          <table:table-cell office:value-type="float" office:value="9990">
            <text:p>9990</text:p>
          </table:table-cell>
          <table:table-cell office:value-type="float" office:value="17697">
            <text:p>17697</text:p>
          </table:table-cell>
          <table:table-cell office:value-type="float" office:value="-217.5">
            <text:p>-217.5</text:p>
          </table:table-cell>
          <table:table-cell office:value-type="float" office:value="-226.5">
            <text:p>-226.5</text:p>
          </table:table-cell>
          <table:table-cell office:value-type="float" office:value="-369.75">
            <text:p>-369.75</text:p>
          </table:table-cell>
          <table:table-cell office:value-type="float" office:value="-0.0355392156862745">
            <text:p>-0.0355392157</text:p>
          </table:table-cell>
          <table:table-cell office:value-type="float" office:value="-0.0226726726726727">
            <text:p>-0.0226726727</text:p>
          </table:table-cell>
          <table:table-cell office:value-type="float" office:value="-0.0208933717579251">
            <text:p>-0.0208933718</text:p>
          </table:table-cell>
          <table:table-cell office:value-type="float" office:value="0.878088295367166">
            <text:p>0.8780882954</text:p>
          </table:table-cell>
          <table:table-cell office:value-type="float" office:value="0.921653183814445">
            <text:p>0.9216531838</text:p>
          </table:table-cell>
          <table:table-cell office:value-type="float" office:value="0.927728803494755">
            <text:p>0.9277288035</text:p>
          </table:table-cell>
          <table:table-cell office:value-type="float" office:value="-19.1550638271993">
            <text:p>-19.1550638272</text:p>
          </table:table-cell>
          <table:table-cell office:value-type="float" office:value="-30.2240237252693">
            <text:p>-30.2240237253</text:p>
          </table:table-cell>
          <table:table-cell office:value-type="float" office:value="-32.8276649435439">
            <text:p>-32.827664943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687">
            <text:p>687</text:p>
          </table:table-cell>
          <table:table-cell office:value-type="float" office:value="5670">
            <text:p>5670</text:p>
          </table:table-cell>
          <table:table-cell office:value-type="float" office:value="9051">
            <text:p>9051</text:p>
          </table:table-cell>
          <table:table-cell office:value-type="float" office:value="15626">
            <text:p>15626</text:p>
          </table:table-cell>
          <table:table-cell office:value-type="float" office:value="-46.125">
            <text:p>-46.125</text:p>
          </table:table-cell>
          <table:table-cell office:value-type="float" office:value="-89.75">
            <text:p>-89.75</text:p>
          </table:table-cell>
          <table:table-cell office:value-type="float" office:value="-575.25">
            <text:p>-575.25</text:p>
          </table:table-cell>
          <table:table-cell office:value-type="float" office:value="-0.00813492063492064">
            <text:p>-0.0081349206</text:p>
          </table:table-cell>
          <table:table-cell office:value-type="float" office:value="-0.00991603137774832">
            <text:p>-0.0099160314</text:p>
          </table:table-cell>
          <table:table-cell office:value-type="float" office:value="-0.0368136439267887">
            <text:p>-0.0368136439</text:p>
          </table:table-cell>
          <table:table-cell office:value-type="float" office:value="0.971657484567901">
            <text:p>0.9716574846</text:p>
          </table:table-cell>
          <table:table-cell office:value-type="float" office:value="0.965486612427318">
            <text:p>0.9654866124</text:p>
          </table:table-cell>
          <table:table-cell office:value-type="float" office:value="0.87380852523941">
            <text:p>0.8738085252</text:p>
          </table:table-cell>
          <table:table-cell table:number-columns-repeated="2" office:value-type="float" office:value="0">
            <text:p>0</text:p>
          </table:table-cell>
          <table:table-cell office:value-type="float" office:value="-18.4798002544548">
            <text:p>-18.479800254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5460">
            <text:p>5460</text:p>
          </table:table-cell>
          <table:table-cell office:value-type="float" office:value="8736">
            <text:p>8736</text:p>
          </table:table-cell>
          <table:table-cell office:value-type="float" office:value="15160">
            <text:p>15160</text:p>
          </table:table-cell>
          <table:table-cell office:value-type="float" office:value="7.875">
            <text:p>7.875</text:p>
          </table:table-cell>
          <table:table-cell office:value-type="float" office:value="102.375">
            <text:p>102.375</text:p>
          </table:table-cell>
          <table:table-cell office:value-type="float" office:value="-802.375">
            <text:p>-802.375</text:p>
          </table:table-cell>
          <table:table-cell office:value-type="float" office:value="0.00144230769230769">
            <text:p>0.0014423077</text:p>
          </table:table-cell>
          <table:table-cell office:value-type="float" office:value="0.01171875">
            <text:p>0.01171875</text:p>
          </table:table-cell>
          <table:table-cell office:value-type="float" office:value="-0.052927110817942">
            <text:p>-0.0529271108</text:p>
          </table:table-cell>
          <table:table-cell office:value-type="float" office:value="1.00505215421598">
            <text:p>1.0050521542</text:p>
          </table:table-cell>
          <table:table-cell office:value-type="float" office:value="1.04128479003906">
            <text:p>1.04128479</text:p>
          </table:table-cell>
          <table:table-cell office:value-type="float" office:value="0.820245619093891">
            <text:p>0.820245619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7465450486525">
            <text:p>-12.746545048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5499">
            <text:p>5499</text:p>
          </table:table-cell>
          <table:table-cell office:value-type="float" office:value="8714">
            <text:p>8714</text:p>
          </table:table-cell>
          <table:table-cell office:value-type="float" office:value="15035">
            <text:p>15035</text:p>
          </table:table-cell>
          <table:table-cell office:value-type="float" office:value="-383.125">
            <text:p>-383.125</text:p>
          </table:table-cell>
          <table:table-cell office:value-type="float" office:value="-472">
            <text:p>-472</text:p>
          </table:table-cell>
          <table:table-cell office:value-type="float" office:value="-899">
            <text:p>-899</text:p>
          </table:table-cell>
          <table:table-cell office:value-type="float" office:value="-0.0696717585015457">
            <text:p>-0.0696717585</text:p>
          </table:table-cell>
          <table:table-cell office:value-type="float" office:value="-0.0541657103511591">
            <text:p>-0.0541657104</text:p>
          </table:table-cell>
          <table:table-cell office:value-type="float" office:value="-0.0597938144329897">
            <text:p>-0.0597938144</text:p>
          </table:table-cell>
          <table:table-cell office:value-type="float" office:value="0.765662986952677">
            <text:p>0.765662987</text:p>
          </table:table-cell>
          <table:table-cell office:value-type="float" office:value="0.816170505159521">
            <text:p>0.8161705052</text:p>
          </table:table-cell>
          <table:table-cell office:value-type="float" office:value="0.797729237963652">
            <text:p>0.797729238</text:p>
          </table:table-cell>
          <table:table-cell office:value-type="float" office:value="-9.59800922893022">
            <text:p>-9.5980092289</text:p>
          </table:table-cell>
          <table:table-cell office:value-type="float" office:value="-12.4469991784642">
            <text:p>-12.4469991785</text:p>
          </table:table-cell>
          <table:table-cell office:value-type="float" office:value="-11.2421542946173">
            <text:p>-11.242154294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4896">
            <text:p>4896</text:p>
          </table:table-cell>
          <table:table-cell office:value-type="float" office:value="8170">
            <text:p>8170</text:p>
          </table:table-cell>
          <table:table-cell office:value-type="float" office:value="12862">
            <text:p>12862</text:p>
          </table:table-cell>
          <table:table-cell office:value-type="float" office:value="-228.25">
            <text:p>-228.25</text:p>
          </table:table-cell>
          <table:table-cell office:value-type="float" office:value="-247.875">
            <text:p>-247.875</text:p>
          </table:table-cell>
          <table:table-cell office:value-type="float" office:value="-828.375">
            <text:p>-828.375</text:p>
          </table:table-cell>
          <table:table-cell office:value-type="float" office:value="-0.0466196895424837">
            <text:p>-0.0466196895</text:p>
          </table:table-cell>
          <table:table-cell office:value-type="float" office:value="-0.0303396572827417">
            <text:p>-0.0303396573</text:p>
          </table:table-cell>
          <table:table-cell office:value-type="float" office:value="-0.064404835950863">
            <text:p>-0.064404836</text:p>
          </table:table-cell>
          <table:table-cell office:value-type="float" office:value="0.841090941689261">
            <text:p>0.8410909417</text:p>
          </table:table-cell>
          <table:table-cell office:value-type="float" office:value="0.895615369326311">
            <text:p>0.8956153693</text:p>
          </table:table-cell>
          <table:table-cell office:value-type="float" office:value="0.78271312064394">
            <text:p>0.7827131206</text:p>
          </table:table-cell>
          <table:table-cell office:value-type="float" office:value="-14.5187897663561">
            <text:p>-14.5187897664</text:p>
          </table:table-cell>
          <table:table-cell office:value-type="float" office:value="-22.4978897409234">
            <text:p>-22.4978897409</text:p>
          </table:table-cell>
          <table:table-cell office:value-type="float" office:value="-10.4119281274938">
            <text:p>-10.411928127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4608">
            <text:p>4608</text:p>
          </table:table-cell>
          <table:table-cell office:value-type="float" office:value="7980">
            <text:p>7980</text:p>
          </table:table-cell>
          <table:table-cell office:value-type="float" office:value="11396">
            <text:p>11396</text:p>
          </table:table-cell>
          <table:table-cell office:value-type="float" office:value="-93">
            <text:p>-93</text:p>
          </table:table-cell>
          <table:table-cell office:value-type="float" office:value="-21">
            <text:p>-21</text:p>
          </table:table-cell>
          <table:table-cell office:value-type="float" office:value="-221.625">
            <text:p>-221.625</text:p>
          </table:table-cell>
          <table:table-cell office:value-type="float" office:value="-0.0201822916666667">
            <text:p>-0.0201822917</text:p>
          </table:table-cell>
          <table:table-cell office:value-type="float" office:value="-0.00263157894736842">
            <text:p>-0.0026315789</text:p>
          </table:table-cell>
          <table:table-cell office:value-type="float" office:value="-0.0194476131976132">
            <text:p>-0.0194476132</text:p>
          </table:table-cell>
          <table:table-cell office:value-type="float" office:value="0.930160335964627">
            <text:p>0.930160336</text:p>
          </table:table-cell>
          <table:table-cell office:value-type="float" office:value="0.990803047091413">
            <text:p>0.9908030471</text:p>
          </table:table-cell>
          <table:table-cell office:value-type="float" office:value="0.932674644740158">
            <text:p>0.9326746447</text:p>
          </table:table-cell>
          <table:table-cell office:value-type="float" office:value="-33.9965735356982">
            <text:p>-33.99657353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5184">
            <text:p>5184</text:p>
          </table:table-cell>
          <table:table-cell office:value-type="float" office:value="7657">
            <text:p>7657</text:p>
          </table:table-cell>
          <table:table-cell office:value-type="float" office:value="12083">
            <text:p>12083</text:p>
          </table:table-cell>
          <table:table-cell office:value-type="float" office:value="54">
            <text:p>54</text:p>
          </table:table-cell>
          <table:table-cell office:value-type="float" office:value="-1.625">
            <text:p>-1.625</text:p>
          </table:table-cell>
          <table:table-cell office:value-type="float" office:value="80.625">
            <text:p>80.625</text:p>
          </table:table-cell>
          <table:table-cell office:value-type="float" office:value="0.0104166666666667">
            <text:p>0.0104166667</text:p>
          </table:table-cell>
          <table:table-cell office:value-type="float" office:value="-0.000212224108658744">
            <text:p>-0.0002122241</text:p>
          </table:table-cell>
          <table:table-cell office:value-type="float" office:value="0.00667259786476868">
            <text:p>0.0066725979</text:p>
          </table:table-cell>
          <table:table-cell office:value-type="float" office:value="1.03667100694444">
            <text:p>1.0366710069</text:p>
          </table:table-cell>
          <table:table-cell office:value-type="float" office:value="0.999257303896276">
            <text:p>0.9992573039</text:p>
          </table:table-cell>
          <table:table-cell office:value-type="float" office:value="1.02344135870873">
            <text:p>1.0234413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5499">
            <text:p>5499</text:p>
          </table:table-cell>
          <table:table-cell office:value-type="float" office:value="7982">
            <text:p>7982</text:p>
          </table:table-cell>
          <table:table-cell office:value-type="float" office:value="13502">
            <text:p>13502</text:p>
          </table:table-cell>
          <table:table-cell office:value-type="float" office:value="-383.125">
            <text:p>-383.125</text:p>
          </table:table-cell>
          <table:table-cell office:value-type="float" office:value="60.125">
            <text:p>60.125</text:p>
          </table:table-cell>
          <table:table-cell office:value-type="float" office:value="-112.875">
            <text:p>-112.875</text:p>
          </table:table-cell>
          <table:table-cell office:value-type="float" office:value="-0.0696717585015457">
            <text:p>-0.0696717585</text:p>
          </table:table-cell>
          <table:table-cell office:value-type="float" office:value="0.00753257328990228">
            <text:p>0.0075325733</text:p>
          </table:table-cell>
          <table:table-cell office:value-type="float" office:value="-0.00835987261146497">
            <text:p>-0.0083598726</text:p>
          </table:table-cell>
          <table:table-cell office:value-type="float" office:value="0.765662986952677">
            <text:p>0.765662987</text:p>
          </table:table-cell>
          <table:table-cell office:value-type="float" office:value="1.02647521624898">
            <text:p>1.0264752162</text:p>
          </table:table-cell>
          <table:table-cell office:value-type="float" office:value="0.970877425301229">
            <text:p>0.9708774253</text:p>
          </table:table-cell>
          <table:table-cell office:value-type="float" office:value="-9.59800922893022">
            <text:p>-9.59800922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896">
            <text:p>4896</text:p>
          </table:table-cell>
          <table:table-cell office:value-type="float" office:value="7566">
            <text:p>7566</text:p>
          </table:table-cell>
          <table:table-cell office:value-type="float" office:value="13244">
            <text:p>13244</text:p>
          </table:table-cell>
          <table:table-cell office:value-type="float" office:value="-228.25">
            <text:p>-228.25</text:p>
          </table:table-cell>
          <table:table-cell office:value-type="float" office:value="-3.25">
            <text:p>-3.25</text:p>
          </table:table-cell>
          <table:table-cell office:value-type="float" office:value="-75.25">
            <text:p>-75.25</text:p>
          </table:table-cell>
          <table:table-cell office:value-type="float" office:value="-0.0466196895424837">
            <text:p>-0.0466196895</text:p>
          </table:table-cell>
          <table:table-cell office:value-type="float" office:value="-0.000429553264604811">
            <text:p>-0.0004295533</text:p>
          </table:table-cell>
          <table:table-cell office:value-type="float" office:value="-0.00568181818181818">
            <text:p>-0.0056818182</text:p>
          </table:table-cell>
          <table:table-cell office:value-type="float" office:value="0.841090941689261">
            <text:p>0.8410909417</text:p>
          </table:table-cell>
          <table:table-cell office:value-type="float" office:value="0.998496925225257">
            <text:p>0.9984969252</text:p>
          </table:table-cell>
          <table:table-cell office:value-type="float" office:value="0.980176911157025">
            <text:p>0.9801769112</text:p>
          </table:table-cell>
          <table:table-cell office:value-type="float" office:value="-14.5187897663561">
            <text:p>-14.51878976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1">
            <text:p>291</text:p>
          </table:table-cell>
          <table:table-cell office:value-type="float" office:value="4608">
            <text:p>4608</text:p>
          </table:table-cell>
          <table:table-cell office:value-type="float" office:value="7424">
            <text:p>7424</text:p>
          </table:table-cell>
          <table:table-cell office:value-type="float" office:value="13201">
            <text:p>13201</text:p>
          </table:table-cell>
          <table:table-cell office:value-type="float" office:value="-93">
            <text:p>-93</text:p>
          </table:table-cell>
          <table:table-cell office:value-type="float" office:value="-175.875">
            <text:p>-175.875</text:p>
          </table:table-cell>
          <table:table-cell office:value-type="float" office:value="150.5">
            <text:p>150.5</text:p>
          </table:table-cell>
          <table:table-cell office:value-type="float" office:value="-0.0201822916666667">
            <text:p>-0.0201822917</text:p>
          </table:table-cell>
          <table:table-cell office:value-type="float" office:value="-0.0236900592672414">
            <text:p>-0.0236900593</text:p>
          </table:table-cell>
          <table:table-cell office:value-type="float" office:value="0.011400651465798">
            <text:p>0.0114006515</text:p>
          </table:table-cell>
          <table:table-cell office:value-type="float" office:value="0.930160335964627">
            <text:p>0.930160336</text:p>
          </table:table-cell>
          <table:table-cell office:value-type="float" office:value="0.918184781624503">
            <text:p>0.9181847816</text:p>
          </table:table-cell>
          <table:table-cell office:value-type="float" office:value="1.04015703084383">
            <text:p>1.0401570308</text:p>
          </table:table-cell>
          <table:table-cell office:value-type="float" office:value="-33.9965735356982">
            <text:p>-33.9965735357</text:p>
          </table:table-cell>
          <table:table-cell office:value-type="float" office:value="-28.9110304377331">
            <text:p>-28.91103043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5184">
            <text:p>5184</text:p>
          </table:table-cell>
          <table:table-cell office:value-type="float" office:value="7800">
            <text:p>7800</text:p>
          </table:table-cell>
          <table:table-cell office:value-type="float" office:value="13158">
            <text:p>13158</text:p>
          </table:table-cell>
          <table:table-cell office:value-type="float" office:value="54">
            <text:p>54</text:p>
          </table:table-cell>
          <table:table-cell office:value-type="float" office:value="58.5">
            <text:p>58.5</text:p>
          </table:table-cell>
          <table:table-cell office:value-type="float" office:value="166.625">
            <text:p>166.625</text:p>
          </table:table-cell>
          <table:table-cell office:value-type="float" office:value="0.0104166666666667">
            <text:p>0.0104166667</text:p>
          </table:table-cell>
          <table:table-cell office:value-type="float" office:value="0.0075">
            <text:p>0.0075</text:p>
          </table:table-cell>
          <table:table-cell office:value-type="float" office:value="0.0126633986928105">
            <text:p>0.0126633987</text:p>
          </table:table-cell>
          <table:table-cell office:value-type="float" office:value="1.03667100694444">
            <text:p>1.0366710069</text:p>
          </table:table-cell>
          <table:table-cell office:value-type="float" office:value="1.02636025">
            <text:p>1.02636025</text:p>
          </table:table-cell>
          <table:table-cell office:value-type="float" office:value="1.04463620429108">
            <text:p>1.04463620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5274">
            <text:p>5274</text:p>
          </table:table-cell>
          <table:table-cell office:value-type="float" office:value="7566">
            <text:p>7566</text:p>
          </table:table-cell>
          <table:table-cell office:value-type="float" office:value="11696">
            <text:p>11696</text:p>
          </table:table-cell>
          <table:table-cell office:value-type="float" office:value="22.5">
            <text:p>22.5</text:p>
          </table:table-cell>
          <table:table-cell office:value-type="float" office:value="-3.25">
            <text:p>-3.25</text:p>
          </table:table-cell>
          <table:table-cell office:value-type="float" office:value="-53.75">
            <text:p>-53.75</text:p>
          </table:table-cell>
          <table:table-cell office:value-type="float" office:value="0.00426621160409556">
            <text:p>0.0042662116</text:p>
          </table:table-cell>
          <table:table-cell office:value-type="float" office:value="-0.000429553264604811">
            <text:p>-0.0004295533</text:p>
          </table:table-cell>
          <table:table-cell office:value-type="float" office:value="-0.00459558823529412">
            <text:p>-0.0045955882</text:p>
          </table:table-cell>
          <table:table-cell office:value-type="float" office:value="1.01496741371478">
            <text:p>1.0149674137</text:p>
          </table:table-cell>
          <table:table-cell office:value-type="float" office:value="0.998496925225257">
            <text:p>0.9984969252</text:p>
          </table:table-cell>
          <table:table-cell office:value-type="float" office:value="0.983956835261678">
            <text:p>0.98395683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4950">
            <text:p>4950</text:p>
          </table:table-cell>
          <table:table-cell office:value-type="float" office:value="7358">
            <text:p>7358</text:p>
          </table:table-cell>
          <table:table-cell office:value-type="float" office:value="11248">
            <text:p>11248</text:p>
          </table:table-cell>
          <table:table-cell office:value-type="float" office:value="20.25">
            <text:p>20.25</text:p>
          </table:table-cell>
          <table:table-cell office:value-type="float" office:value="39">
            <text:p>39</text:p>
          </table:table-cell>
          <table:table-cell office:value-type="float" office:value="13.875">
            <text:p>13.875</text:p>
          </table:table-cell>
          <table:table-cell office:value-type="float" office:value="0.00409090909090909">
            <text:p>0.0040909091</text:p>
          </table:table-cell>
          <table:table-cell office:value-type="float" office:value="0.00530035335689046">
            <text:p>0.0053003534</text:p>
          </table:table-cell>
          <table:table-cell office:value-type="float" office:value="0.00123355263157895">
            <text:p>0.0012335526</text:p>
          </table:table-cell>
          <table:table-cell office:value-type="float" office:value="1.01435098347107">
            <text:p>1.0143509835</text:p>
          </table:table-cell>
          <table:table-cell office:value-type="float" office:value="1.0186063004907">
            <text:p>1.0186063005</text:p>
          </table:table-cell>
          <table:table-cell office:value-type="float" office:value="1.00432041664863">
            <text:p>1.0043204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5580">
            <text:p>5580</text:p>
          </table:table-cell>
          <table:table-cell office:value-type="float" office:value="7800">
            <text:p>7800</text:p>
          </table:table-cell>
          <table:table-cell office:value-type="float" office:value="12384">
            <text:p>12384</text:p>
          </table:table-cell>
          <table:table-cell office:value-type="float" office:value="40.5">
            <text:p>40.5</text:p>
          </table:table-cell>
          <table:table-cell office:value-type="float" office:value="58.5">
            <text:p>58.5</text:p>
          </table:table-cell>
          <table:table-cell office:value-type="float" office:value="129">
            <text:p>129</text:p>
          </table:table-cell>
          <table:table-cell office:value-type="float" office:value="0.00725806451612903">
            <text:p>0.0072580645</text:p>
          </table:table-cell>
          <table:table-cell office:value-type="float" office:value="0.0075">
            <text:p>0.0075</text:p>
          </table:table-cell>
          <table:table-cell office:value-type="float" office:value="0.0104166666666667">
            <text:p>0.0104166667</text:p>
          </table:table-cell>
          <table:table-cell office:value-type="float" office:value="1.02550647762747">
            <text:p>1.0255064776</text:p>
          </table:table-cell>
          <table:table-cell office:value-type="float" office:value="1.02636025">
            <text:p>1.02636025</text:p>
          </table:table-cell>
          <table:table-cell office:value-type="float" office:value="1.03667100694444">
            <text:p>1.03667100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5760">
            <text:p>5760</text:p>
          </table:table-cell>
          <table:table-cell office:value-type="float" office:value="8189">
            <text:p>8189</text:p>
          </table:table-cell>
          <table:table-cell office:value-type="float" office:value="13416">
            <text:p>13416</text:p>
          </table:table-cell>
          <table:table-cell office:value-type="float" office:value="-73.375">
            <text:p>-73.375</text:p>
          </table:table-cell>
          <table:table-cell office:value-type="float" office:value="-14.25">
            <text:p>-14.25</text:p>
          </table:table-cell>
          <table:table-cell office:value-type="float" office:value="-69.875">
            <text:p>-69.875</text:p>
          </table:table-cell>
          <table:table-cell office:value-type="float" office:value="-0.0127387152777778">
            <text:p>-0.0127387153</text:p>
          </table:table-cell>
          <table:table-cell office:value-type="float" office:value="-0.00174013921113689">
            <text:p>-0.0017401392</text:p>
          </table:table-cell>
          <table:table-cell office:value-type="float" office:value="-0.00520833333333333">
            <text:p>-0.0052083333</text:p>
          </table:table-cell>
          <table:table-cell office:value-type="float" office:value="0.955732555266957">
            <text:p>0.9557325553</text:p>
          </table:table-cell>
          <table:table-cell office:value-type="float" office:value="0.99391544780659">
            <text:p>0.9939154478</text:p>
          </table:table-cell>
          <table:table-cell office:value-type="float" office:value="0.981824001736111">
            <text:p>0.98182400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5274">
            <text:p>5274</text:p>
          </table:table-cell>
          <table:table-cell office:value-type="float" office:value="7923">
            <text:p>7923</text:p>
          </table:table-cell>
          <table:table-cell office:value-type="float" office:value="13072">
            <text:p>13072</text:p>
          </table:table-cell>
          <table:table-cell office:value-type="float" office:value="22.5">
            <text:p>22.5</text:p>
          </table:table-cell>
          <table:table-cell office:value-type="float" office:value="42.75">
            <text:p>42.75</text:p>
          </table:table-cell>
          <table:table-cell office:value-type="float" office:value="16.125">
            <text:p>16.125</text:p>
          </table:table-cell>
          <table:table-cell office:value-type="float" office:value="0.00426621160409556">
            <text:p>0.0042662116</text:p>
          </table:table-cell>
          <table:table-cell office:value-type="float" office:value="0.00539568345323741">
            <text:p>0.0053956835</text:p>
          </table:table-cell>
          <table:table-cell office:value-type="float" office:value="0.00123355263157895">
            <text:p>0.0012335526</text:p>
          </table:table-cell>
          <table:table-cell office:value-type="float" office:value="1.01496741371478">
            <text:p>1.0149674137</text:p>
          </table:table-cell>
          <table:table-cell office:value-type="float" office:value="1.01894195435019">
            <text:p>1.0189419544</text:p>
          </table:table-cell>
          <table:table-cell office:value-type="float" office:value="1.00432041664863">
            <text:p>1.0043204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4950">
            <text:p>4950</text:p>
          </table:table-cell>
          <table:table-cell office:value-type="float" office:value="7787">
            <text:p>7787</text:p>
          </table:table-cell>
          <table:table-cell office:value-type="float" office:value="13803">
            <text:p>13803</text:p>
          </table:table-cell>
          <table:table-cell office:value-type="float" office:value="20.25">
            <text:p>20.25</text:p>
          </table:table-cell>
          <table:table-cell office:value-type="float" office:value="50.375">
            <text:p>50.375</text:p>
          </table:table-cell>
          <table:table-cell office:value-type="float" office:value="290.25">
            <text:p>290.25</text:p>
          </table:table-cell>
          <table:table-cell office:value-type="float" office:value="0.00409090909090909">
            <text:p>0.0040909091</text:p>
          </table:table-cell>
          <table:table-cell office:value-type="float" office:value="0.00646911519198664">
            <text:p>0.0064691152</text:p>
          </table:table-cell>
          <table:table-cell office:value-type="float" office:value="0.0210280373831776">
            <text:p>0.0210280374</text:p>
          </table:table-cell>
          <table:table-cell office:value-type="float" office:value="1.01435098347107">
            <text:p>1.0143509835</text:p>
          </table:table-cell>
          <table:table-cell office:value-type="float" office:value="1.02272392809663">
            <text:p>1.0227239281</text:p>
          </table:table-cell>
          <table:table-cell office:value-type="float" office:value="1.07446480041925">
            <text:p>1.07446480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5580">
            <text:p>5580</text:p>
          </table:table-cell>
          <table:table-cell office:value-type="float" office:value="8281">
            <text:p>8281</text:p>
          </table:table-cell>
          <table:table-cell office:value-type="float" office:value="14233">
            <text:p>14233</text:p>
          </table:table-cell>
          <table:table-cell office:value-type="float" office:value="40.5">
            <text:p>40.5</text:p>
          </table:table-cell>
          <table:table-cell office:value-type="float" office:value="63.375">
            <text:p>63.375</text:p>
          </table:table-cell>
          <table:table-cell office:value-type="float" office:value="172">
            <text:p>172</text:p>
          </table:table-cell>
          <table:table-cell office:value-type="float" office:value="0.00725806451612903">
            <text:p>0.0072580645</text:p>
          </table:table-cell>
          <table:table-cell office:value-type="float" office:value="0.0076530612244898">
            <text:p>0.0076530612</text:p>
          </table:table-cell>
          <table:table-cell office:value-type="float" office:value="0.0120845921450151">
            <text:p>0.0120845921</text:p>
          </table:table-cell>
          <table:table-cell office:value-type="float" office:value="1.02550647762747">
            <text:p>1.0255064776</text:p>
          </table:table-cell>
          <table:table-cell office:value-type="float" office:value="1.02690051020408">
            <text:p>1.0269005102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272">
            <text:p>272</text:p>
          </table:table-cell>
          <table:table-cell office:value-type="float" office:value="5371">
            <text:p>5371</text:p>
          </table:table-cell>
          <table:table-cell office:value-type="float" office:value="7916">
            <text:p>7916</text:p>
          </table:table-cell>
          <table:table-cell office:value-type="float" office:value="12599">
            <text:p>12599</text:p>
          </table:table-cell>
          <table:table-cell office:value-type="float" office:value="253.25">
            <text:p>253.25</text:p>
          </table:table-cell>
          <table:table-cell office:value-type="float" office:value="375.125">
            <text:p>375.125</text:p>
          </table:table-cell>
          <table:table-cell office:value-type="float" office:value="53.75">
            <text:p>53.75</text:p>
          </table:table-cell>
          <table:table-cell office:value-type="float" office:value="0.0471513684602495">
            <text:p>0.0471513685</text:p>
          </table:table-cell>
          <table:table-cell office:value-type="float" office:value="0.0473882011116726">
            <text:p>0.0473882011</text:p>
          </table:table-cell>
          <table:table-cell office:value-type="float" office:value="0.00426621160409556">
            <text:p>0.0042662116</text:p>
          </table:table-cell>
          <table:table-cell office:value-type="float" office:value="1.16938736264431">
            <text:p>1.1693873626</text:p>
          </table:table-cell>
          <table:table-cell office:value-type="float" office:value="1.17026016143587">
            <text:p>1.1702601614</text:p>
          </table:table-cell>
          <table:table-cell office:value-type="float" office:value="1.01496741371478">
            <text:p>1.0149674137</text:p>
          </table:table-cell>
          <table:table-cell office:value-type="float" office:value="15.0443803188837">
            <text:p>15.0443803189</text:p>
          </table:table-cell>
          <table:table-cell office:value-type="float" office:value="14.9708985309642">
            <text:p>14.970898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5243">
            <text:p>5243</text:p>
          </table:table-cell>
          <table:table-cell office:value-type="float" office:value="7710">
            <text:p>7710</text:p>
          </table:table-cell>
          <table:table-cell office:value-type="float" office:value="11914">
            <text:p>11914</text:p>
          </table:table-cell>
          <table:table-cell office:value-type="float" office:value="267.5">
            <text:p>267.5</text:p>
          </table:table-cell>
          <table:table-cell office:value-type="float" office:value="394.25">
            <text:p>394.25</text:p>
          </table:table-cell>
          <table:table-cell office:value-type="float" office:value="93.625">
            <text:p>93.625</text:p>
          </table:table-cell>
          <table:table-cell office:value-type="float" office:value="0.0510204081632653">
            <text:p>0.0510204082</text:p>
          </table:table-cell>
          <table:table-cell office:value-type="float" office:value="0.0511348897535668">
            <text:p>0.0511348898</text:p>
          </table:table-cell>
          <table:table-cell office:value-type="float" office:value="0.00785840188014101">
            <text:p>0.0078584019</text:p>
          </table:table-cell>
          <table:table-cell office:value-type="float" office:value="1.18367346938776">
            <text:p>1.1836734694</text:p>
          </table:table-cell>
          <table:table-cell office:value-type="float" office:value="1.1840970769597">
            <text:p>1.184097077</text:p>
          </table:table-cell>
          <table:table-cell office:value-type="float" office:value="1.02762544536151">
            <text:p>1.0276254454</text:p>
          </table:table-cell>
          <table:table-cell office:value-type="float" office:value="13.9293841103679">
            <text:p>13.9293841104</text:p>
          </table:table-cell>
          <table:table-cell office:value-type="float" office:value="13.898961976474">
            <text:p>13.8989619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5634">
            <text:p>5634</text:p>
          </table:table-cell>
          <table:table-cell office:value-type="float" office:value="8398">
            <text:p>8398</text:p>
          </table:table-cell>
          <table:table-cell office:value-type="float" office:value="13330">
            <text:p>13330</text:p>
          </table:table-cell>
          <table:table-cell office:value-type="float" office:value="166.625">
            <text:p>166.625</text:p>
          </table:table-cell>
          <table:table-cell office:value-type="float" office:value="207.5">
            <text:p>207.5</text:p>
          </table:table-cell>
          <table:table-cell office:value-type="float" office:value="96.75">
            <text:p>96.75</text:p>
          </table:table-cell>
          <table:table-cell office:value-type="float" office:value="0.0295749023784168">
            <text:p>0.0295749024</text:p>
          </table:table-cell>
          <table:table-cell office:value-type="float" office:value="0.0247082638723506">
            <text:p>0.0247082639</text:p>
          </table:table-cell>
          <table:table-cell office:value-type="float" office:value="0.00725806451612903">
            <text:p>0.0072580645</text:p>
          </table:table-cell>
          <table:table-cell office:value-type="float" office:value="1.10522652103182">
            <text:p>1.105226521</text:p>
          </table:table-cell>
          <table:table-cell office:value-type="float" office:value="1.08767550022825">
            <text:p>1.0876755002</text:p>
          </table:table-cell>
          <table:table-cell office:value-type="float" office:value="1.02550647762747">
            <text:p>1.0255064776</text:p>
          </table:table-cell>
          <table:table-cell office:value-type="float" office:value="23.7818966183698">
            <text:p>23.7818966184</text:p>
          </table:table-cell>
          <table:table-cell office:value-type="float" office:value="28.3984168654391">
            <text:p>28.39841686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31">
            <text:p>431</text:p>
          </table:table-cell>
          <table:table-cell table:number-columns-repeated="2" office:value-type="float" office:value="312">
            <text:p>312</text:p>
          </table:table-cell>
          <table:table-cell office:value-type="float" office:value="6097">
            <text:p>6097</text:p>
          </table:table-cell>
          <table:table-cell office:value-type="float" office:value="9492">
            <text:p>9492</text:p>
          </table:table-cell>
          <table:table-cell office:value-type="float" office:value="16561">
            <text:p>16561</text:p>
          </table:table-cell>
          <table:table-cell office:value-type="float" office:value="53.5">
            <text:p>53.5</text:p>
          </table:table-cell>
          <table:table-cell office:value-type="float" office:value="156.142857142857">
            <text:p>156.1428571429</text:p>
          </table:table-cell>
          <table:table-cell office:value-type="float" office:value="613.625">
            <text:p>613.625</text:p>
          </table:table-cell>
          <table:table-cell office:value-type="float" office:value="0.00877480728226997">
            <text:p>0.0087748073</text:p>
          </table:table-cell>
          <table:table-cell office:value-type="float" office:value="0.016449942808982">
            <text:p>0.0164499428</text:p>
          </table:table-cell>
          <table:table-cell office:value-type="float" office:value="0.0370524122939436">
            <text:p>0.0370524123</text:p>
          </table:table-cell>
          <table:table-cell office:value-type="float" office:value="1.03086274008391">
            <text:p>1.0308627401</text:p>
          </table:table-cell>
          <table:table-cell office:value-type="float" office:value="1.05810517704354">
            <text:p>1.058105177</text:p>
          </table:table-cell>
          <table:table-cell office:value-type="float" office:value="1.13237429029213">
            <text:p>1.1323742903</text:p>
          </table:table-cell>
          <table:table-cell table:number-columns-repeated="2" office:value-type="float" office:value="0">
            <text:p>0</text:p>
          </table:table-cell>
          <table:table-cell office:value-type="float" office:value="19.0516800184249">
            <text:p>19.051680018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304">
            <text:p>304</text:p>
          </table:table-cell>
          <table:table-cell office:value-type="float" office:value="5532">
            <text:p>5532</text:p>
          </table:table-cell>
          <table:table-cell office:value-type="float" office:value="9170">
            <text:p>9170</text:p>
          </table:table-cell>
          <table:table-cell office:value-type="float" office:value="16004">
            <text:p>16004</text:p>
          </table:table-cell>
          <table:table-cell office:value-type="float" office:value="-124.75">
            <text:p>-124.75</text:p>
          </table:table-cell>
          <table:table-cell office:value-type="float" office:value="-210">
            <text:p>-210</text:p>
          </table:table-cell>
          <table:table-cell office:value-type="float" office:value="342.125">
            <text:p>342.125</text:p>
          </table:table-cell>
          <table:table-cell office:value-type="float" office:value="-0.0225506146059291">
            <text:p>-0.0225506146</text:p>
          </table:table-cell>
          <table:table-cell office:value-type="float" office:value="-0.0229007633587786">
            <text:p>-0.0229007634</text:p>
          </table:table-cell>
          <table:table-cell office:value-type="float" office:value="0.0213774681329668">
            <text:p>0.0213774681</text:p>
          </table:table-cell>
          <table:table-cell office:value-type="float" office:value="0.922069568108694">
            <text:p>0.9220695681</text:p>
          </table:table-cell>
          <table:table-cell office:value-type="float" office:value="0.920875240370608">
            <text:p>0.9208752404</text:p>
          </table:table-cell>
          <table:table-cell office:value-type="float" office:value="1.07571685090718">
            <text:p>1.0757168509</text:p>
          </table:table-cell>
          <table:table-cell office:value-type="float" office:value="-30.3895053507267">
            <text:p>-30.3895053507</text:p>
          </table:table-cell>
          <table:table-cell office:value-type="float" office:value="-29.9195151243225">
            <text:p>-29.9195151243</text:p>
          </table:table-cell>
          <table:table-cell office:value-type="float" office:value="32.7695461100066">
            <text:p>32.7695461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4">
            <text:p>4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5639">
            <text:p>5639</text:p>
          </table:table-cell>
          <table:table-cell office:value-type="float" office:value="9234">
            <text:p>9234</text:p>
          </table:table-cell>
          <table:table-cell office:value-type="float" office:value="16313">
            <text:p>16313</text:p>
          </table:table-cell>
          <table:table-cell office:value-type="float" office:value="-28.75">
            <text:p>-28.75</text:p>
          </table:table-cell>
          <table:table-cell office:value-type="float" office:value="242.571428571429">
            <text:p>242.5714285714</text:p>
          </table:table-cell>
          <table:table-cell office:value-type="float" office:value="665.5">
            <text:p>665.5</text:p>
          </table:table-cell>
          <table:table-cell office:value-type="float" office:value="-0.00509842170597624">
            <text:p>-0.0050984217</text:p>
          </table:table-cell>
          <table:table-cell office:value-type="float" office:value="0.0262693771465701">
            <text:p>0.0262693771</text:p>
          </table:table-cell>
          <table:table-cell office:value-type="float" office:value="0.0407956844234659">
            <text:p>0.0407956844</text:p>
          </table:table-cell>
          <table:table-cell office:value-type="float" office:value="0.982206472080711">
            <text:p>0.9822064721</text:p>
          </table:table-cell>
          <table:table-cell office:value-type="float" office:value="1.09329537715731">
            <text:p>1.0932953772</text:p>
          </table:table-cell>
          <table:table-cell office:value-type="float" office:value="1.14604689970259">
            <text:p>1.1460468997</text:p>
          </table:table-cell>
          <table:table-cell office:value-type="float" office:value="0">
            <text:p>0</text:p>
          </table:table-cell>
          <table:table-cell office:value-type="float" office:value="26.7312050607588">
            <text:p>26.7312050608</text:p>
          </table:table-cell>
          <table:table-cell office:value-type="float" office:value="17.3349626560324">
            <text:p>17.33496265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31">
            <text:p>331</text:p>
          </table:table-cell>
          <table:table-cell office:value-type="float" office:value="6283">
            <text:p>6283</text:p>
          </table:table-cell>
          <table:table-cell office:value-type="float" office:value="10122">
            <text:p>10122</text:p>
          </table:table-cell>
          <table:table-cell office:value-type="float" office:value="18177">
            <text:p>18177</text:p>
          </table:table-cell>
          <table:table-cell office:value-type="float" office:value="-9.71428571428571">
            <text:p>-9.7142857143</text:p>
          </table:table-cell>
          <table:table-cell office:value-type="float" office:value="261.25">
            <text:p>261.25</text:p>
          </table:table-cell>
          <table:table-cell office:value-type="float" office:value="416.571428571429">
            <text:p>416.5714285714</text:p>
          </table:table-cell>
          <table:table-cell office:value-type="float" office:value="-0.00154612218912712">
            <text:p>-0.0015461222</text:p>
          </table:table-cell>
          <table:table-cell office:value-type="float" office:value="0.0258101165777514">
            <text:p>0.0258101166</text:p>
          </table:table-cell>
          <table:table-cell office:value-type="float" office:value="0.0229175017093816">
            <text:p>0.0229175017</text:p>
          </table:table-cell>
          <table:table-cell office:value-type="float" office:value="0.99459325770595">
            <text:p>0.9945932577</text:p>
          </table:table-cell>
          <table:table-cell office:value-type="float" office:value="1.09164108577293">
            <text:p>1.0916410858</text:p>
          </table:table-cell>
          <table:table-cell office:value-type="float" office:value="1.08124067127665">
            <text:p>1.0812406713</text:p>
          </table:table-cell>
          <table:table-cell office:value-type="float" office:value="0">
            <text:p>0</text:p>
          </table:table-cell>
          <table:table-cell office:value-type="float" office:value="27.2007409491193">
            <text:p>27.2007409491</text:p>
          </table:table-cell>
          <table:table-cell office:value-type="float" office:value="30.5905851141137">
            <text:p>30.590585114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6032">
            <text:p>6032</text:p>
          </table:table-cell>
          <table:table-cell office:value-type="float" office:value="9879">
            <text:p>9879</text:p>
          </table:table-cell>
          <table:table-cell office:value-type="float" office:value="19649">
            <text:p>19649</text:p>
          </table:table-cell>
          <table:table-cell office:value-type="float" office:value="-89.3333333333333">
            <text:p>-89.3333333333</text:p>
          </table:table-cell>
          <table:table-cell office:value-type="float" office:value="-315.2">
            <text:p>-315.2</text:p>
          </table:table-cell>
          <table:table-cell office:value-type="float" office:value="0">
            <text:p>0</text:p>
          </table:table-cell>
          <table:table-cell office:value-type="float" office:value="-0.0148099027409372">
            <text:p>-0.0148099027</text:p>
          </table:table-cell>
          <table:table-cell office:value-type="float" office:value="-0.0319060633667375">
            <text:p>-0.0319060634</text:p>
          </table:table-cell>
          <table:table-cell office:value-type="float" office:value="0">
            <text:p>0</text:p>
          </table:table-cell>
          <table:table-cell office:value-type="float" office:value="0.948595233516344">
            <text:p>0.9485952335</text:p>
          </table:table-cell>
          <table:table-cell office:value-type="float" office:value="0.890324052100361">
            <text:p>0.8903240521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-21.3761758860386">
            <text:p>-21.376175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275">
            <text:p>275</text:p>
          </table:table-cell>
          <table:table-cell office:value-type="float" office:value="4762">
            <text:p>4762</text:p>
          </table:table-cell>
          <table:table-cell office:value-type="float" office:value="8191">
            <text:p>8191</text:p>
          </table:table-cell>
          <table:table-cell office:value-type="float" office:value="21241">
            <text:p>21241</text:p>
          </table:table-cell>
          <table:table-cell office:value-type="float" office:value="6.8">
            <text:p>6.8</text:p>
          </table:table-cell>
          <table:table-cell office:value-type="float" office:value="11.6">
            <text:p>11.6</text:p>
          </table:table-cell>
          <table:table-cell office:value-type="float" office:value="0">
            <text:p>0</text:p>
          </table:table-cell>
          <table:table-cell office:value-type="float" office:value="0.00142797144057119">
            <text:p>0.0014279714</text:p>
          </table:table-cell>
          <table:table-cell office:value-type="float" office:value="0.0014161884995727">
            <text:p>0.0014161885</text:p>
          </table:table-cell>
          <table:table-cell office:value-type="float" office:value="0">
            <text:p>0</text:p>
          </table:table-cell>
          <table:table-cell office:value-type="float" office:value="1.00500189668277">
            <text:p>1.0050018967</text:p>
          </table:table-cell>
          <table:table-cell office:value-type="float" office:value="1.00496059070464">
            <text:p>1.0049605907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10">
            <text:p>310</text:p>
          </table:table-cell>
          <table:table-cell office:value-type="float" office:value="4594">
            <text:p>4594</text:p>
          </table:table-cell>
          <table:table-cell office:value-type="float" office:value="8518">
            <text:p>8518</text:p>
          </table:table-cell>
          <table:table-cell office:value-type="float" office:value="22962">
            <text:p>22962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4360">
            <text:p>4360</text:p>
          </table:table-cell>
          <table:table-cell office:value-type="float" office:value="8452">
            <text:p>8452</text:p>
          </table:table-cell>
          <table:table-cell office:value-type="float" office:value="24822">
            <text:p>24822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22">
            <text:p>322</text:p>
          </table:table-cell>
          <table:table-cell office:value-type="float" office:value="4128">
            <text:p>4128</text:p>
          </table:table-cell>
          <table:table-cell office:value-type="float" office:value="8311">
            <text:p>8311</text:p>
          </table:table-cell>
          <table:table-cell office:value-type="float" office:value="26833">
            <text:p>26833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3.75">
            <text:p>73.75</text:p>
          </table:table-cell>
          <table:table-cell office:value-type="float" office:value="3907.75">
            <text:p>3907.75</text:p>
          </table:table-cell>
          <table:table-cell office:value-type="float" office:value="14087.75">
            <text:p>14087.75</text:p>
          </table:table-cell>
          <table:table-cell office:value-type="float" office:value="10.4575">
            <text:p>10.457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13">
            <text:p>313</text:p>
          </table:table-cell>
          <table:table-cell office:value-type="float" office:value="3909">
            <text:p>3909</text:p>
          </table:table-cell>
          <table:table-cell office:value-type="float" office:value="8245">
            <text:p>8245</text:p>
          </table:table-cell>
          <table:table-cell office:value-type="float" office:value="29007">
            <text:p>29007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7">
            <text:p>1.07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3958.66666666667">
            <text:p>3958.6666666667</text:p>
          </table:table-cell>
          <table:table-cell office:value-type="float" office:value="12278.6666666667">
            <text:p>12278.6666666667</text:p>
          </table:table-cell>
          <table:table-cell office:value-type="float" office:value="11.0266666666667">
            <text:p>11.02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339">
            <text:p>339</text:p>
          </table:table-cell>
          <table:table-cell office:value-type="float" office:value="678">
            <text:p>678</text:p>
          </table:table-cell>
          <table:table-cell office:value-type="float" office:value="339">
            <text:p>339</text:p>
          </table:table-cell>
          <table:table-cell office:value-type="float" office:value="3701">
            <text:p>3701</text:p>
          </table:table-cell>
          <table:table-cell office:value-type="float" office:value="8137">
            <text:p>8137</text:p>
          </table:table-cell>
          <table:table-cell office:value-type="float" office:value="31356">
            <text:p>31356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2" table:number-columns-repeated="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1.28">
            <text:p>1.28</text:p>
          </table:table-cell>
          <table:table-cell office:value-type="float" office:value="-12">
            <text:p>-12</text:p>
          </table:table-cell>
          <table:table-cell office:value-type="float" office:value="-31">
            <text:p>-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.9">
            <text:p>15.9</text:p>
          </table:table-cell>
          <table:table-cell office:value-type="float" office:value="19.8">
            <text:p>19.8</text:p>
          </table:table-cell>
          <table:table-cell office:value-type="float" office:value="28.5">
            <text:p>28.5</text:p>
          </table:table-cell>
          <table:table-cell office:value-type="float" office:value="15502">
            <text:p>15502</text:p>
          </table:table-cell>
          <table:table-cell office:value-type="float" office:value="15584">
            <text:p>15584</text:p>
          </table:table-cell>
          <table:table-cell office:value-type="float" office:value="16815">
            <text:p>168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0:28.90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065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434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682">
                <text:p>15682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712">
                <text:p>11712</text:p>
              </table:table-cell>
              <table:table-cell office:value-type="float" office:value="15200">
                <text:p>1520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044">
                <text:p>11044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30">
                <text:p>10630</text:p>
              </table:table-cell>
              <table:table-cell office:value-type="float" office:value="13900">
                <text:p>1390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714">
                <text:p>10714</text:p>
              </table:table-cell>
              <table:table-cell office:value-type="float" office:value="14142">
                <text:p>14142</text:p>
              </table:table-cell>
              <table:table-cell office:value-type="float" office:value="21148">
                <text:p>2114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047">
                <text:p>11047</text:p>
              </table:table-cell>
              <table:table-cell office:value-type="float" office:value="14806">
                <text:p>14806</text:p>
              </table:table-cell>
              <table:table-cell office:value-type="float" office:value="20397">
                <text:p>2039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901">
                <text:p>10901</text:p>
              </table:table-cell>
              <table:table-cell office:value-type="float" office:value="14456">
                <text:p>14456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855">
                <text:p>10855</text:p>
              </table:table-cell>
              <table:table-cell office:value-type="float" office:value="15090">
                <text:p>15090</text:p>
              </table:table-cell>
              <table:table-cell office:value-type="float" office:value="21142">
                <text:p>211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791">
                <text:p>10791</text:p>
              </table:table-cell>
              <table:table-cell office:value-type="float" office:value="15053">
                <text:p>15053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000">
                <text:p>11000</text:p>
              </table:table-cell>
              <table:table-cell office:value-type="float" office:value="14152">
                <text:p>14152</text:p>
              </table:table-cell>
              <table:table-cell office:value-type="float" office:value="20215">
                <text:p>2021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925">
                <text:p>10925</text:p>
              </table:table-cell>
              <table:table-cell office:value-type="float" office:value="14270">
                <text:p>14270</text:p>
              </table:table-cell>
              <table:table-cell office:value-type="float" office:value="19687">
                <text:p>1968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701">
                <text:p>10701</text:p>
              </table:table-cell>
              <table:table-cell office:value-type="float" office:value="13980">
                <text:p>13980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742">
                <text:p>10742</text:p>
              </table:table-cell>
              <table:table-cell office:value-type="float" office:value="13880">
                <text:p>13880</text:p>
              </table:table-cell>
              <table:table-cell office:value-type="float" office:value="20213">
                <text:p>2021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000">
                <text:p>11000</text:p>
              </table:table-cell>
              <table:table-cell office:value-type="float" office:value="14248">
                <text:p>14248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970">
                <text:p>10970</text:p>
              </table:table-cell>
              <table:table-cell office:value-type="float" office:value="14350">
                <text:p>14350</text:p>
              </table:table-cell>
              <table:table-cell office:value-type="float" office:value="19873">
                <text:p>1987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530">
                <text:p>10530</text:p>
              </table:table-cell>
              <table:table-cell office:value-type="float" office:value="13695">
                <text:p>13695</text:p>
              </table:table-cell>
              <table:table-cell office:value-type="float" office:value="20513">
                <text:p>2051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091">
                <text:p>10091</text:p>
              </table:table-cell>
              <table:table-cell office:value-type="float" office:value="13813">
                <text:p>13813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965">
                <text:p>9965</text:p>
              </table:table-cell>
              <table:table-cell office:value-type="float" office:value="14050">
                <text:p>14050</text:p>
              </table:table-cell>
              <table:table-cell office:value-type="float" office:value="19527">
                <text:p>1952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570">
                <text:p>9570</text:p>
              </table:table-cell>
              <table:table-cell office:value-type="float" office:value="13997">
                <text:p>13997</text:p>
              </table:table-cell>
              <table:table-cell office:value-type="float" office:value="19778">
                <text:p>1977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424">
                <text:p>9424</text:p>
              </table:table-cell>
              <table:table-cell office:value-type="float" office:value="12923">
                <text:p>12923</text:p>
              </table:table-cell>
              <table:table-cell office:value-type="float" office:value="18527">
                <text:p>1852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290">
                <text:p>9290</text:p>
              </table:table-cell>
              <table:table-cell office:value-type="float" office:value="13024">
                <text:p>13024</text:p>
              </table:table-cell>
              <table:table-cell office:value-type="float" office:value="18594">
                <text:p>1859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233">
                <text:p>9233</text:p>
              </table:table-cell>
              <table:table-cell office:value-type="float" office:value="13800">
                <text:p>13800</text:p>
              </table:table-cell>
              <table:table-cell office:value-type="float" office:value="19527">
                <text:p>1952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55">
                <text:p>9255</text:p>
              </table:table-cell>
              <table:table-cell office:value-type="float" office:value="12887">
                <text:p>12887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809">
                <text:p>8809</text:p>
              </table:table-cell>
              <table:table-cell office:value-type="float" office:value="12186">
                <text:p>12186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500">
                <text:p>8500</text:p>
              </table:table-cell>
              <table:table-cell office:value-type="float" office:value="12012">
                <text:p>12012</text:p>
              </table:table-cell>
              <table:table-cell office:value-type="float" office:value="18212">
                <text:p>1821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382">
                <text:p>8382</text:p>
              </table:table-cell>
              <table:table-cell office:value-type="float" office:value="12080">
                <text:p>12080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520">
                <text:p>11520</text:p>
              </table:table-cell>
              <table:table-cell office:value-type="float" office:value="16707">
                <text:p>1670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510">
                <text:p>11510</text:p>
              </table:table-cell>
              <table:table-cell office:value-type="float" office:value="16177">
                <text:p>1617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350">
                <text:p>8350</text:p>
              </table:table-cell>
              <table:table-cell office:value-type="float" office:value="12192">
                <text:p>12192</text:p>
              </table:table-cell>
              <table:table-cell office:value-type="float" office:value="17227">
                <text:p>1722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82">
                <text:p>8082</text:p>
              </table:table-cell>
              <table:table-cell office:value-type="float" office:value="11570">
                <text:p>11570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178">
                <text:p>8178</text:p>
              </table:table-cell>
              <table:table-cell office:value-type="float" office:value="10847">
                <text:p>10847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0960">
                <text:p>10960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000">
                <text:p>8000</text:p>
              </table:table-cell>
              <table:table-cell office:value-type="float" office:value="10790">
                <text:p>1079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082">
                <text:p>8082</text:p>
              </table:table-cell>
              <table:table-cell office:value-type="float" office:value="10682">
                <text:p>10682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16">
                <text:p>7916</text:p>
              </table:table-cell>
              <table:table-cell office:value-type="float" office:value="10602">
                <text:p>10602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923">
                <text:p>10923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8">
                <text:p>7848</text:p>
              </table:table-cell>
              <table:table-cell office:value-type="float" office:value="12026">
                <text:p>12026</text:p>
              </table:table-cell>
              <table:table-cell office:value-type="float" office:value="17399">
                <text:p>1739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52">
                <text:p>7952</text:p>
              </table:table-cell>
              <table:table-cell office:value-type="float" office:value="11088">
                <text:p>11088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263">
                <text:p>11263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2092">
                <text:p>12092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06">
                <text:p>7606</text:p>
              </table:table-cell>
              <table:table-cell office:value-type="float" office:value="11995">
                <text:p>11995</text:p>
              </table:table-cell>
              <table:table-cell office:value-type="float" office:value="16938">
                <text:p>1693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716">
                <text:p>7716</text:p>
              </table:table-cell>
              <table:table-cell office:value-type="float" office:value="11756">
                <text:p>11756</text:p>
              </table:table-cell>
              <table:table-cell office:value-type="float" office:value="18120">
                <text:p>1812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448">
                <text:p>8448</text:p>
              </table:table-cell>
              <table:table-cell office:value-type="float" office:value="11585">
                <text:p>11585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9110">
                <text:p>9110</text:p>
              </table:table-cell>
              <table:table-cell office:value-type="float" office:value="12202">
                <text:p>12202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178">
                <text:p>9178</text:p>
              </table:table-cell>
              <table:table-cell office:value-type="float" office:value="11920">
                <text:p>11920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720">
                <text:p>8720</text:p>
              </table:table-cell>
              <table:table-cell office:value-type="float" office:value="11598">
                <text:p>11598</text:p>
              </table:table-cell>
              <table:table-cell office:value-type="float" office:value="17855">
                <text:p>1785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872">
                <text:p>8872</text:p>
              </table:table-cell>
              <table:table-cell office:value-type="float" office:value="11510">
                <text:p>11510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432">
                <text:p>7432</text:p>
              </table:table-cell>
              <table:table-cell office:value-type="float" office:value="11397">
                <text:p>11397</text:p>
              </table:table-cell>
              <table:table-cell office:value-type="float" office:value="18129">
                <text:p>1812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690">
                <text:p>6690</text:p>
              </table:table-cell>
              <table:table-cell office:value-type="float" office:value="11301">
                <text:p>11301</text:p>
              </table:table-cell>
              <table:table-cell office:value-type="float" office:value="16066">
                <text:p>1606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5700">
                <text:p>5700</text:p>
              </table:table-cell>
              <table:table-cell office:value-type="float" office:value="10270">
                <text:p>10270</text:p>
              </table:table-cell>
              <table:table-cell office:value-type="float" office:value="17060">
                <text:p>1706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5985">
                <text:p>5985</text:p>
              </table:table-cell>
              <table:table-cell office:value-type="float" office:value="10684">
                <text:p>10684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6120">
                <text:p>6120</text:p>
              </table:table-cell>
              <table:table-cell office:value-type="float" office:value="9990">
                <text:p>9990</text:p>
              </table:table-cell>
              <table:table-cell office:value-type="float" office:value="17697">
                <text:p>1769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5670">
                <text:p>5670</text:p>
              </table:table-cell>
              <table:table-cell office:value-type="float" office:value="9051">
                <text:p>9051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5460">
                <text:p>5460</text:p>
              </table:table-cell>
              <table:table-cell office:value-type="float" office:value="8736">
                <text:p>8736</text:p>
              </table:table-cell>
              <table:table-cell office:value-type="float" office:value="15160">
                <text:p>15160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499">
                <text:p>5499</text:p>
              </table:table-cell>
              <table:table-cell office:value-type="float" office:value="8714">
                <text:p>8714</text:p>
              </table:table-cell>
              <table:table-cell office:value-type="float" office:value="15035">
                <text:p>1503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896">
                <text:p>4896</text:p>
              </table:table-cell>
              <table:table-cell office:value-type="float" office:value="8170">
                <text:p>8170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608">
                <text:p>4608</text:p>
              </table:table-cell>
              <table:table-cell office:value-type="float" office:value="7980">
                <text:p>7980</text:p>
              </table:table-cell>
              <table:table-cell office:value-type="float" office:value="11396">
                <text:p>1139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5184">
                <text:p>5184</text:p>
              </table:table-cell>
              <table:table-cell office:value-type="float" office:value="7657">
                <text:p>7657</text:p>
              </table:table-cell>
              <table:table-cell office:value-type="float" office:value="12083">
                <text:p>1208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499">
                <text:p>5499</text:p>
              </table:table-cell>
              <table:table-cell office:value-type="float" office:value="7982">
                <text:p>7982</text:p>
              </table:table-cell>
              <table:table-cell office:value-type="float" office:value="13502">
                <text:p>1350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4896">
                <text:p>4896</text:p>
              </table:table-cell>
              <table:table-cell office:value-type="float" office:value="7566">
                <text:p>7566</text:p>
              </table:table-cell>
              <table:table-cell office:value-type="float" office:value="13244">
                <text:p>1324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4608">
                <text:p>4608</text:p>
              </table:table-cell>
              <table:table-cell office:value-type="float" office:value="7424">
                <text:p>7424</text:p>
              </table:table-cell>
              <table:table-cell office:value-type="float" office:value="13201">
                <text:p>1320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5184">
                <text:p>5184</text:p>
              </table:table-cell>
              <table:table-cell office:value-type="float" office:value="7800">
                <text:p>7800</text:p>
              </table:table-cell>
              <table:table-cell office:value-type="float" office:value="13158">
                <text:p>1315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5274">
                <text:p>5274</text:p>
              </table:table-cell>
              <table:table-cell office:value-type="float" office:value="7566">
                <text:p>7566</text:p>
              </table:table-cell>
              <table:table-cell office:value-type="float" office:value="11696">
                <text:p>1169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4950">
                <text:p>4950</text:p>
              </table:table-cell>
              <table:table-cell office:value-type="float" office:value="7358">
                <text:p>7358</text:p>
              </table:table-cell>
              <table:table-cell office:value-type="float" office:value="11248">
                <text:p>1124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5580">
                <text:p>5580</text:p>
              </table:table-cell>
              <table:table-cell office:value-type="float" office:value="7800">
                <text:p>7800</text:p>
              </table:table-cell>
              <table:table-cell office:value-type="float" office:value="12384">
                <text:p>123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5760">
                <text:p>5760</text:p>
              </table:table-cell>
              <table:table-cell office:value-type="float" office:value="8189">
                <text:p>8189</text:p>
              </table:table-cell>
              <table:table-cell office:value-type="float" office:value="13416">
                <text:p>1341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5274">
                <text:p>5274</text:p>
              </table:table-cell>
              <table:table-cell office:value-type="float" office:value="7923">
                <text:p>7923</text:p>
              </table:table-cell>
              <table:table-cell office:value-type="float" office:value="13072">
                <text:p>1307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4950">
                <text:p>4950</text:p>
              </table:table-cell>
              <table:table-cell office:value-type="float" office:value="7787">
                <text:p>7787</text:p>
              </table:table-cell>
              <table:table-cell office:value-type="float" office:value="13803">
                <text:p>1380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580">
                <text:p>5580</text:p>
              </table:table-cell>
              <table:table-cell office:value-type="float" office:value="8281">
                <text:p>8281</text:p>
              </table:table-cell>
              <table:table-cell office:value-type="float" office:value="14233">
                <text:p>1423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5371">
                <text:p>5371</text:p>
              </table:table-cell>
              <table:table-cell office:value-type="float" office:value="7916">
                <text:p>7916</text:p>
              </table:table-cell>
              <table:table-cell office:value-type="float" office:value="12599">
                <text:p>1259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5243">
                <text:p>5243</text:p>
              </table:table-cell>
              <table:table-cell office:value-type="float" office:value="7710">
                <text:p>7710</text:p>
              </table:table-cell>
              <table:table-cell office:value-type="float" office:value="11914">
                <text:p>1191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5634">
                <text:p>5634</text:p>
              </table:table-cell>
              <table:table-cell office:value-type="float" office:value="8398">
                <text:p>8398</text:p>
              </table:table-cell>
              <table:table-cell office:value-type="float" office:value="13330">
                <text:p>1333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6097">
                <text:p>6097</text:p>
              </table:table-cell>
              <table:table-cell office:value-type="float" office:value="9492">
                <text:p>9492</text:p>
              </table:table-cell>
              <table:table-cell office:value-type="float" office:value="16561">
                <text:p>1656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5532">
                <text:p>5532</text:p>
              </table:table-cell>
              <table:table-cell office:value-type="float" office:value="9170">
                <text:p>9170</text:p>
              </table:table-cell>
              <table:table-cell office:value-type="float" office:value="16004">
                <text:p>1600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5639">
                <text:p>5639</text:p>
              </table:table-cell>
              <table:table-cell office:value-type="float" office:value="9234">
                <text:p>9234</text:p>
              </table:table-cell>
              <table:table-cell office:value-type="float" office:value="16313">
                <text:p>1631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6283">
                <text:p>6283</text:p>
              </table:table-cell>
              <table:table-cell office:value-type="float" office:value="10122">
                <text:p>10122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6032">
                <text:p>6032</text:p>
              </table:table-cell>
              <table:table-cell office:value-type="float" office:value="9879">
                <text:p>9879</text:p>
              </table:table-cell>
              <table:table-cell office:value-type="float" office:value="19649">
                <text:p>1964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4762">
                <text:p>4762</text:p>
              </table:table-cell>
              <table:table-cell office:value-type="float" office:value="8191">
                <text:p>8191</text:p>
              </table:table-cell>
              <table:table-cell office:value-type="float" office:value="21241">
                <text:p>2124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594">
                <text:p>4594</text:p>
              </table:table-cell>
              <table:table-cell office:value-type="float" office:value="8518">
                <text:p>8518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4360">
                <text:p>4360</text:p>
              </table:table-cell>
              <table:table-cell office:value-type="float" office:value="8452">
                <text:p>8452</text:p>
              </table:table-cell>
              <table:table-cell office:value-type="float" office:value="24822">
                <text:p>2482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4128">
                <text:p>4128</text:p>
              </table:table-cell>
              <table:table-cell office:value-type="float" office:value="8311">
                <text:p>8311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09">
                <text:p>3909</text:p>
              </table:table-cell>
              <table:table-cell office:value-type="float" office:value="8245">
                <text:p>8245</text:p>
              </table:table-cell>
              <table:table-cell office:value-type="float" office:value="29007">
                <text:p>2900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701">
                <text:p>3701</text:p>
              </table:table-cell>
              <table:table-cell office:value-type="float" office:value="8137">
                <text:p>8137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60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07.75">
                <text:p>3907.7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58.66666666667">
                <text:p>395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3cm" svg:y="1.404cm" svg:width="31.5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0.4575">
                <text:p>10.457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1.0266666666667">
                <text:p>11.02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1cm" svg:y="1.352cm" svg:width="31.96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48520024511198">
                <text:p>0.84852002451119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7832256010675">
                <text:p>0.98783225601067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8499204683172">
                <text:p>0.968499204683172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8170308162103">
                <text:p>0.97817030816210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18913619963231">
                <text:p>0.91891361996323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2555718065037">
                <text:p>0.95255571806503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214120160706">
                <text:p>0.9921412016070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8434785817896">
                <text:p>0.99843478581789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89062313425">
                <text:p>1.008906231342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3189598854132">
                <text:p>0.97318959885413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2375302103074">
                <text:p>0.99237530210307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89596238677494">
                <text:p>0.98959623867749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81239112761634">
                <text:p>0.98123911276163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79586170361297">
                <text:p>0.97958617036129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44645482450922">
                <text:p>0.94464548245092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4657376547246">
                <text:p>0.94465737654724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77179919143">
                <text:p>0.91657717991914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888715639683">
                <text:p>1.0088871563968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1146089101631">
                <text:p>1.0114608910163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20135538772265">
                <text:p>0.92013553877226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95425526962703">
                <text:p>0.89542552696270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8119604928061">
                <text:p>0.95811960492806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1437276261543">
                <text:p>0.96143727626154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0614629918791">
                <text:p>0.92061462991879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53046086070835">
                <text:p>0.95304608607083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56484831137478">
                <text:p>0.95648483113747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897747762967333">
                <text:p>0.89774776296733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4495643892932">
                <text:p>0.95449564389293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23591381468787">
                <text:p>0.92359138146878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5889822145312">
                <text:p>0.98588982214531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936862732971">
                <text:p>1.0393686273297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63767491030964">
                <text:p>0.96376749103096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82855445221393">
                <text:p>0.98285544522139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2599186834064">
                <text:p>1.0259918683406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2672978987731">
                <text:p>1.0267297898773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5738868224358">
                <text:p>0.95573886822435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3555801172547">
                <text:p>0.97355580117254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5426331656209">
                <text:p>0.99542633165620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719828759993">
                <text:p>1.0371982875999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0996559980841">
                <text:p>1.0099655998084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726042851327">
                <text:p>1.072604285132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020970753237">
                <text:p>1.0902097075323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76373979792079">
                <text:p>0.97637397979207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1423074759872">
                <text:p>1.0142307475987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6901329226442">
                <text:p>1.0690132922644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814105899578752">
                <text:p>0.81410589957875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778991238608666">
                <text:p>0.77899123860866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848022376873">
                <text:p>1.0184802237687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1641111577745">
                <text:p>0.96164111157774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3446516143009">
                <text:p>0.99344651614300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0080739843243">
                <text:p>0.98008073984324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21653183814445">
                <text:p>0.92165318381444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65486612427318">
                <text:p>0.96548661242731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128479003906">
                <text:p>1.0412847900390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816170505159521">
                <text:p>0.81617050515952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895615369326311">
                <text:p>0.89561536932631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90803047091413">
                <text:p>0.99080304709141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99257303896276">
                <text:p>0.99925730389627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2647521624898">
                <text:p>1.0264752162489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98496925225257">
                <text:p>0.99849692522525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18184781624503">
                <text:p>0.91818478162450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636025">
                <text:p>1.0263602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98496925225257">
                <text:p>0.99849692522525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86063004907">
                <text:p>1.018606300490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2636025">
                <text:p>1.0263602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9391544780659">
                <text:p>0.9939154478065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1894195435019">
                <text:p>1.0189419543501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2272392809663">
                <text:p>1.0227239280966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2690051020408">
                <text:p>1.0269005102040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7026016143587">
                <text:p>1.1702601614358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840970769597">
                <text:p>1.184097076959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767550022825">
                <text:p>1.0876755002282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810517704354">
                <text:p>1.0581051770435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920875240370608">
                <text:p>0.92087524037060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9329537715731">
                <text:p>1.0932953771573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9164108577293">
                <text:p>1.0916410857729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890324052100361">
                <text:p>0.89032405210036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0496059070464">
                <text:p>1.0049605907046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68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087.75">
                <text:p>14087.7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278.6666666667">
                <text:p>12278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